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CourierNewPSMT" svg:font-family="CourierNewPSMT"/>
    <style:font-face style:name="Menlo" svg:font-family="Menlo"/>
    <style:font-face style:name="Times" svg:font-family="Times"/>
    <style:font-face style:name="TimesNewRomanPSMT" svg:font-family="TimesNewRomanPSMT"/>
    <style:font-face style:name="Courier" svg:font-family="Courie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fo:text-align="start" style:justify-single-word="false">
        <style:tab-stops>
          <style:tab-stop style:position="0.958cm"/>
        </style:tab-stops>
      </style:paragraph-properties>
      <style:text-properties fo:color="#000000" style:font-name="TimesNewRomanPSMT" fo:font-size="12pt" fo:font-weight="normal" officeooo:rsid="000fdd8b" officeooo:paragraph-rsid="000ee012" style:font-size-asian="12pt" style:font-weight-asian="normal" style:font-size-complex="12pt" style:font-weight-complex="normal"/>
    </style:style>
    <style:style style:name="P2" style:family="paragraph" style:parent-style-name="Standard">
      <style:paragraph-properties fo:margin-top="0cm" fo:margin-bottom="0cm" loext:contextual-spacing="false" fo:text-align="start" style:justify-single-word="false">
        <style:tab-stops>
          <style:tab-stop style:position="0.958cm"/>
        </style:tab-stops>
      </style:paragraph-properties>
      <style:text-properties fo:color="#000000" style:font-name="Courier" fo:font-size="12pt" fo:font-weight="bold" officeooo:rsid="00106128" officeooo:paragraph-rsid="00106128"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0.958cm"/>
        </style:tab-stops>
      </style:paragraph-properties>
      <style:text-properties fo:color="#000000" style:font-name="Courier" fo:font-size="12pt" fo:font-weight="bold" officeooo:rsid="0029450a" officeooo:paragraph-rsid="0029450a"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bold" officeooo:rsid="000ee012" officeooo:paragraph-rsid="000ee012" style:font-size-asian="12pt" style:font-weight-asian="bold" style:font-size-complex="12pt" style:font-weight-complex="bold"/>
    </style:style>
    <style:style style:name="P5" style:family="paragraph" style:parent-style-name="Standard">
      <style:paragraph-properties fo:text-align="center" style:justify-single-word="false">
        <style:tab-stops>
          <style:tab-stop style:position="0.958cm"/>
        </style:tab-stops>
      </style:paragraph-properties>
      <style:text-properties fo:color="#000000" style:font-name="Courier" fo:font-size="12pt" fo:font-weight="bold" officeooo:rsid="000eb15e" officeooo:paragraph-rsid="000eb15e" style:font-size-asian="12pt" style:font-weight-asian="bold" style:font-size-complex="12pt" style:font-weight-complex="bold"/>
    </style:style>
    <style:style style:name="P6"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bold" officeooo:rsid="000eb15e" officeooo:paragraph-rsid="000eb15e" style:font-size-asian="12pt" style:font-weight-asian="bold" style:font-size-complex="12pt" style:font-weight-complex="bold"/>
    </style:style>
    <style:style style:name="P7" style:family="paragraph" style:parent-style-name="Standard">
      <style:paragraph-properties>
        <style:tab-stops>
          <style:tab-stop style:position="0.958cm"/>
        </style:tab-stops>
      </style:paragraph-properties>
      <style:text-properties fo:color="#000000" style:font-name="Courier" fo:font-size="12pt" fo:font-weight="bold" officeooo:paragraph-rsid="000eb15e" style:font-size-asian="12pt" style:font-weight-asian="bold" style:font-size-complex="12pt" style:font-weight-complex="bold"/>
    </style:style>
    <style:style style:name="P8" style:family="paragraph" style:parent-style-name="Standard">
      <style:paragraph-properties fo:text-align="start" style:justify-single-word="false">
        <style:tab-stops>
          <style:tab-stop style:position="0.958cm"/>
        </style:tab-stops>
      </style:paragraph-properties>
      <style:text-properties fo:color="#000000" style:font-name="Courier" fo:font-size="11pt" style:text-underline-style="solid" style:text-underline-width="auto" style:text-underline-color="font-color" fo:font-weight="bold" officeooo:rsid="002ac5f9" officeooo:paragraph-rsid="002ac5f9" style:font-weight-asian="bold" style:font-weight-complex="bold"/>
    </style:style>
    <style:style style:name="P9" style:family="paragraph" style:parent-style-name="Standard">
      <style:paragraph-properties fo:text-align="start" style:justify-single-word="false">
        <style:tab-stops>
          <style:tab-stop style:position="0.958cm"/>
        </style:tab-stops>
      </style:paragraph-properties>
      <style:text-properties fo:color="#000000" style:font-name="Courier" fo:font-size="11pt" officeooo:rsid="00303b4d" officeooo:paragraph-rsid="00303b4d"/>
    </style:style>
    <style:style style:name="P10" style:family="paragraph" style:parent-style-name="Standard">
      <style:paragraph-properties fo:text-align="start" style:justify-single-word="false">
        <style:tab-stops>
          <style:tab-stop style:position="0.958cm"/>
        </style:tab-stops>
      </style:paragraph-properties>
      <style:text-properties fo:color="#000000" style:font-name="Courier" fo:font-size="11pt" style:text-underline-style="none" fo:font-weight="bold" officeooo:rsid="003b0808" officeooo:paragraph-rsid="003b0808" style:font-weight-asian="bold" style:font-weight-complex="bold"/>
    </style:style>
    <style:style style:name="P11" style:family="paragraph" style:parent-style-name="Standard">
      <style:paragraph-properties>
        <style:tab-stops>
          <style:tab-stop style:position="1.221cm"/>
        </style:tab-stops>
      </style:paragraph-properties>
      <style:text-properties fo:color="#0f7001" style:font-name="Menlo" fo:font-size="14pt" officeooo:paragraph-rsid="003e124f"/>
    </style:style>
    <style:style style:name="P12" style:family="paragraph" style:parent-style-name="Standard">
      <style:paragraph-properties>
        <style:tab-stops>
          <style:tab-stop style:position="1.221cm"/>
        </style:tab-stops>
      </style:paragraph-properties>
      <style:text-properties style:font-name="Menlo" fo:font-size="14pt" officeooo:paragraph-rsid="003e124f"/>
    </style:style>
    <style:style style:name="P13" style:family="paragraph" style:parent-style-name="Standard">
      <style:paragraph-properties>
        <style:tab-stops>
          <style:tab-stop style:position="1.221cm"/>
        </style:tab-stops>
      </style:paragraph-properties>
      <style:text-properties fo:color="#008000" style:font-name="Menlo" fo:font-size="14pt" officeooo:paragraph-rsid="003e124f"/>
    </style:style>
    <style:style style:name="P14" style:family="paragraph" style:parent-style-name="Standard">
      <style:paragraph-properties>
        <style:tab-stops>
          <style:tab-stop style:position="1.221cm"/>
        </style:tab-stops>
      </style:paragraph-properties>
      <style:text-properties fo:color="#0000ff" style:font-name="Menlo" fo:font-size="14pt" officeooo:paragraph-rsid="003e124f"/>
    </style:style>
    <style:style style:name="P15" style:family="paragraph" style:parent-style-name="Standard">
      <style:paragraph-properties>
        <style:tab-stops>
          <style:tab-stop style:position="1.221cm"/>
        </style:tab-stops>
      </style:paragraph-properties>
      <style:text-properties fo:color="#2b839f" style:font-name="Menlo" fo:font-size="14pt" officeooo:paragraph-rsid="003e124f"/>
    </style:style>
    <style:style style:name="P16" style:family="paragraph" style:parent-style-name="Standard">
      <style:paragraph-properties>
        <style:tab-stops>
          <style:tab-stop style:position="1.221cm"/>
        </style:tab-stops>
      </style:paragraph-properties>
      <style:text-properties fo:color="#a31515" style:font-name="Menlo" fo:font-size="14pt" officeooo:paragraph-rsid="003e124f"/>
    </style:style>
    <style:style style:name="P17" style:family="paragraph" style:parent-style-name="Standard">
      <style:paragraph-properties fo:text-align="start" style:justify-single-word="false">
        <style:tab-stops>
          <style:tab-stop style:position="0.958cm"/>
        </style:tab-stops>
      </style:paragraph-properties>
      <style:text-properties fo:color="#000000" style:font-name="CourierNewPSMT" fo:font-size="11pt" style:text-underline-style="none" fo:font-weight="bold" officeooo:rsid="003cd546" officeooo:paragraph-rsid="003cd546" style:font-size-asian="11pt" style:font-weight-asian="bold" style:font-size-complex="11pt" style:font-weight-complex="bold"/>
    </style:style>
    <style:style style:name="P18" style:family="paragraph" style:parent-style-name="Standard">
      <style:paragraph-properties fo:text-align="start" style:justify-single-word="false">
        <style:tab-stops>
          <style:tab-stop style:position="0.958cm"/>
        </style:tab-stops>
      </style:paragraph-properties>
      <style:text-properties fo:color="#000000" style:font-name="CourierNewPSMT" fo:font-size="12pt" officeooo:rsid="002cabe8" officeooo:paragraph-rsid="002ba15a" style:font-size-asian="12pt" style:font-size-complex="12pt"/>
    </style:style>
    <style:style style:name="P19" style:family="paragraph" style:parent-style-name="Standard">
      <style:paragraph-properties fo:text-align="start" style:justify-single-word="false">
        <style:tab-stops>
          <style:tab-stop style:position="0.958cm"/>
        </style:tab-stops>
      </style:paragraph-properties>
      <style:text-properties fo:color="#000000" style:font-name="CourierNewPSMT" fo:font-size="12pt" officeooo:rsid="002cabe8" officeooo:paragraph-rsid="002cabe8" style:font-size-asian="12pt" style:font-size-complex="12pt"/>
    </style:style>
    <style:style style:name="P20" style:family="paragraph" style:parent-style-name="Standard">
      <style:paragraph-properties fo:text-align="start" style:justify-single-word="false">
        <style:tab-stops>
          <style:tab-stop style:position="0.958cm"/>
        </style:tab-stops>
      </style:paragraph-properties>
      <style:text-properties fo:color="#000000" style:font-name="CourierNewPSMT" fo:font-size="12pt" officeooo:rsid="002ce588" officeooo:paragraph-rsid="002ce588" style:font-size-asian="12pt" style:font-size-complex="12pt"/>
    </style:style>
    <style:style style:name="P21" style:family="paragraph" style:parent-style-name="Standard">
      <style:paragraph-properties fo:text-align="start" style:justify-single-word="false">
        <style:tab-stops>
          <style:tab-stop style:position="0.958cm"/>
        </style:tab-stops>
      </style:paragraph-properties>
      <style:text-properties fo:color="#000000" style:font-name="CourierNewPSMT" fo:font-size="12pt" officeooo:rsid="002f02fb" officeooo:paragraph-rsid="002f02fb" style:font-size-asian="12pt" style:font-size-complex="12pt"/>
    </style:style>
    <style:style style:name="P22" style:family="paragraph" style:parent-style-name="Standard">
      <style:paragraph-properties fo:text-align="start" style:justify-single-word="false">
        <style:tab-stops>
          <style:tab-stop style:position="0.958cm"/>
        </style:tab-stops>
      </style:paragraph-properties>
      <style:text-properties fo:color="#000000" style:font-name="CourierNewPSMT" fo:font-size="12pt" officeooo:rsid="003184a1" officeooo:paragraph-rsid="003184a1" style:font-size-asian="12pt" style:font-size-complex="12pt"/>
    </style:style>
    <style:style style:name="P23" style:family="paragraph" style:parent-style-name="Standard">
      <style:paragraph-properties fo:text-align="start" style:justify-single-word="false">
        <style:tab-stops>
          <style:tab-stop style:position="0.958cm"/>
        </style:tab-stops>
      </style:paragraph-properties>
      <style:text-properties fo:color="#000000" style:font-name="Courier" fo:font-size="11pt" fo:font-weight="bold" officeooo:rsid="002ac5f9" officeooo:paragraph-rsid="0049e321" style:font-weight-asian="bold" style:font-weight-complex="bold"/>
    </style:style>
    <style:style style:name="P24"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paragraph-rsid="002ba15a" style:font-size-asian="12pt" style:font-size-complex="12pt"/>
    </style:style>
    <style:style style:name="P25"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paragraph-rsid="002cabe8" style:font-size-asian="12pt" style:font-size-complex="12pt"/>
    </style:style>
    <style:style style:name="P26"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rsid="002cabe8" officeooo:paragraph-rsid="002cabe8" style:font-size-asian="12pt" style:font-size-complex="12pt"/>
    </style:style>
    <style:style style:name="P27"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rsid="002cabe8" officeooo:paragraph-rsid="002ce588" style:font-size-asian="12pt" style:font-size-complex="12pt"/>
    </style:style>
    <style:style style:name="P28"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rsid="002f02fb" officeooo:paragraph-rsid="002f02fb" style:font-size-asian="12pt" style:font-size-complex="12pt"/>
    </style:style>
    <style:style style:name="P29"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rsid="00303b4d" officeooo:paragraph-rsid="00303b4d" style:font-size-asian="12pt" style:font-size-complex="12pt"/>
    </style:style>
    <style:style style:name="P30"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rsid="003184a1" officeooo:paragraph-rsid="003184a1" style:font-size-asian="12pt" style:font-size-complex="12pt"/>
    </style:style>
    <style:style style:name="P31"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bold" officeooo:rsid="002ac5f9" officeooo:paragraph-rsid="0049e321" style:font-size-asian="12pt" style:font-weight-asian="bold" style:font-size-complex="12pt" style:font-weight-complex="bold"/>
    </style:style>
    <style:style style:name="P32" style:family="paragraph" style:parent-style-name="Standard">
      <style:paragraph-properties fo:text-align="start" style:justify-single-word="false">
        <style:tab-stops>
          <style:tab-stop style:position="1.221cm"/>
        </style:tab-stops>
      </style:paragraph-properties>
      <style:text-properties fo:color="#008000" style:font-name="Menlo" fo:font-size="14pt" style:text-underline-style="none" fo:font-weight="bold" officeooo:rsid="003cd546" officeooo:paragraph-rsid="003e124f" style:font-weight-asian="bold" style:font-weight-complex="bold"/>
    </style:style>
    <style:style style:name="P33" style:family="paragraph" style:parent-style-name="Standard">
      <style:paragraph-properties>
        <style:tab-stops>
          <style:tab-stop style:position="1.221cm"/>
        </style:tab-stops>
      </style:paragraph-properties>
      <style:text-properties style:font-name="Menlo" fo:font-size="14pt" officeooo:paragraph-rsid="003e124f"/>
    </style:style>
    <style:style style:name="P34" style:family="paragraph" style:parent-style-name="Standard">
      <style:paragraph-properties fo:text-align="start" style:justify-single-word="false">
        <style:tab-stops>
          <style:tab-stop style:position="0.958cm"/>
        </style:tab-stops>
      </style:paragraph-properties>
      <style:text-properties fo:font-size="12pt" officeooo:paragraph-rsid="00303b4d" style:font-size-asian="12pt" style:font-size-complex="12pt"/>
    </style:style>
    <style:style style:name="P35" style:family="paragraph" style:parent-style-name="Standard">
      <style:paragraph-properties fo:text-align="start" style:justify-single-word="false">
        <style:tab-stops>
          <style:tab-stop style:position="0.958cm"/>
        </style:tab-stops>
      </style:paragraph-properties>
      <style:text-properties fo:font-size="12pt" officeooo:paragraph-rsid="0032466c" style:font-size-asian="12pt" style:font-size-complex="12pt"/>
    </style:style>
    <style:style style:name="P36" style:family="paragraph" style:parent-style-name="Standard">
      <style:paragraph-properties fo:text-align="start" style:justify-single-word="false">
        <style:tab-stops>
          <style:tab-stop style:position="0.958cm"/>
        </style:tab-stops>
      </style:paragraph-properties>
      <style:text-properties fo:font-size="12pt" officeooo:paragraph-rsid="003184a1" style:font-size-asian="12pt" style:font-size-complex="12pt"/>
    </style:style>
    <style:style style:name="P37" style:family="paragraph" style:parent-style-name="Standard">
      <style:paragraph-properties fo:margin-top="0cm" fo:margin-bottom="0cm" loext:contextual-spacing="false" fo:text-align="start" style:justify-single-word="false">
        <style:tab-stops>
          <style:tab-stop style:position="1.221cm"/>
        </style:tab-stops>
      </style:paragraph-properties>
      <style:text-properties fo:color="#008000" style:font-name="Menlo" fo:font-size="14pt" style:text-underline-style="none" fo:font-weight="bold" officeooo:rsid="003cd546" officeooo:paragraph-rsid="003e124f" style:font-weight-asian="bold" style:font-weight-complex="bold"/>
    </style:style>
    <style:style style:name="P38" style:family="paragraph" style:parent-style-name="Standard">
      <style:paragraph-properties fo:margin-top="0cm" fo:margin-bottom="0cm" loext:contextual-spacing="false" fo:text-align="start" style:justify-single-word="false">
        <style:tab-stops>
          <style:tab-stop style:position="1.221cm"/>
        </style:tab-stops>
      </style:paragraph-properties>
      <style:text-properties fo:color="#000000" style:font-name="Menlo" fo:font-size="14pt" style:text-underline-style="none" fo:font-weight="bold" officeooo:rsid="003cd546" officeooo:paragraph-rsid="003e124f" style:font-weight-asian="bold" style:font-weight-complex="bold"/>
    </style:style>
    <style:style style:name="P39" style:family="paragraph" style:parent-style-name="Standard">
      <style:paragraph-properties fo:break-before="page">
        <style:tab-stops>
          <style:tab-stop style:position="1.221cm"/>
        </style:tab-stops>
      </style:paragraph-properties>
      <style:text-properties style:font-name="Menlo" fo:font-size="14pt" officeooo:paragraph-rsid="003e124f"/>
    </style:style>
    <style:style style:name="P40" style:family="paragraph" style:parent-style-name="Text_20_body">
      <style:paragraph-properties fo:margin-top="0cm" fo:margin-bottom="0cm" loext:contextual-spacing="false" fo:text-align="start" style:justify-single-word="false">
        <style:tab-stops>
          <style:tab-stop style:position="1.221cm"/>
        </style:tab-stops>
      </style:paragraph-properties>
      <style:text-properties fo:color="#000000" style:font-name="Courier" fo:font-size="15pt" style:text-underline-style="none" fo:font-weight="bold" officeooo:rsid="003cd546" officeooo:paragraph-rsid="0041408e" style:font-size-asian="15pt" style:font-weight-asian="bold" style:font-size-complex="15pt" style:font-weight-complex="bold"/>
    </style:style>
    <style:style style:name="P41" style:family="paragraph" style:parent-style-name="Text_20_body">
      <style:paragraph-properties fo:margin-top="0cm" fo:margin-bottom="0cm" loext:contextual-spacing="false" fo:text-align="start" style:justify-single-word="false">
        <style:tab-stops>
          <style:tab-stop style:position="1.221cm"/>
        </style:tab-stops>
      </style:paragraph-properties>
      <style:text-properties fo:color="#000000" style:font-name="Courier" fo:font-size="15pt" style:text-underline-style="none" fo:font-weight="bold" officeooo:rsid="003cd546" officeooo:paragraph-rsid="0048155b" style:font-size-asian="15pt" style:font-weight-asian="bold" style:font-size-complex="15pt" style:font-weight-complex="bold"/>
    </style:style>
    <style:style style:name="T1" style:family="text">
      <style:text-properties fo:color="#000000"/>
    </style:style>
    <style:style style:name="T2" style:family="text">
      <style:text-properties fo:color="#000000" style:font-name="CourierNewPSMT" fo:font-size="9pt" officeooo:rsid="003184a1"/>
    </style:style>
    <style:style style:name="T3" style:family="text">
      <style:text-properties fo:color="#000000" style:font-name="CourierNewPSMT" fo:font-size="9pt" officeooo:rsid="00303b4d"/>
    </style:style>
    <style:style style:name="T4" style:family="text">
      <style:text-properties fo:color="#000000" style:font-name="CourierNewPSMT" fo:font-size="9pt" officeooo:rsid="0031ff54"/>
    </style:style>
    <style:style style:name="T5" style:family="text">
      <style:text-properties fo:color="#000000" style:font-name="CourierNewPSMT" fo:font-size="9pt" officeooo:rsid="0032466c"/>
    </style:style>
    <style:style style:name="T6" style:family="text">
      <style:text-properties fo:color="#000000" style:font-name="CourierNewPSMT" fo:font-size="9pt" fo:font-weight="bold" officeooo:rsid="0032466c" style:font-weight-asian="bold" style:font-weight-complex="bold"/>
    </style:style>
    <style:style style:name="T7" style:family="text">
      <style:text-properties fo:color="#000000" style:font-name="CourierNewPSMT" style:font-size-asian="11pt" style:font-size-complex="11pt"/>
    </style:style>
    <style:style style:name="T8" style:family="text">
      <style:text-properties fo:color="#000000" style:font-name="CourierNewPSMT" officeooo:rsid="00303b4d"/>
    </style:style>
    <style:style style:name="T9" style:family="text">
      <style:text-properties fo:color="#000000" style:font-name="CourierNewPSMT" officeooo:rsid="003184a1"/>
    </style:style>
    <style:style style:name="T10" style:family="text">
      <style:text-properties fo:color="#000000" style:font-name="CourierNewPSMT" officeooo:rsid="0031ff54"/>
    </style:style>
    <style:style style:name="T11" style:family="text">
      <style:text-properties fo:color="#000000" style:font-name="CourierNewPSMT" officeooo:rsid="0032466c"/>
    </style:style>
    <style:style style:name="T12" style:family="text">
      <style:text-properties fo:color="#000000" style:font-name="CourierNewPSMT" fo:font-weight="bold" officeooo:rsid="0032466c" style:font-weight-asian="bold" style:font-weight-complex="bold"/>
    </style:style>
    <style:style style:name="T13" style:family="text">
      <style:text-properties fo:color="#000000" style:font-name="CourierNewPSMT" fo:font-weight="bold" officeooo:rsid="00303b4d" style:font-weight-asian="bold" style:font-weight-complex="bold"/>
    </style:style>
    <style:style style:name="T14" style:family="text">
      <style:text-properties fo:color="#000000" style:font-name="CourierNewPSMT" fo:font-weight="bold" officeooo:rsid="003184a1" style:font-weight-asian="bold" style:font-weight-complex="bold"/>
    </style:style>
    <style:style style:name="T15" style:family="text">
      <style:text-properties officeooo:rsid="000eb15e"/>
    </style:style>
    <style:style style:name="T16" style:family="text">
      <style:text-properties officeooo:rsid="002886b9"/>
    </style:style>
    <style:style style:name="T17" style:family="text">
      <style:text-properties officeooo:rsid="0029450a"/>
    </style:style>
    <style:style style:name="T18" style:family="text">
      <style:text-properties style:text-underline-style="none"/>
    </style:style>
    <style:style style:name="T19" style:family="text">
      <style:text-properties style:font-name="CourierNewPSMT"/>
    </style:style>
    <style:style style:name="T20" style:family="text">
      <style:text-properties style:font-name="CourierNewPSMT" fo:font-size="9pt"/>
    </style:style>
    <style:style style:name="T21" style:family="text">
      <style:text-properties style:font-name="CourierNewPSMT" fo:font-size="9pt" officeooo:rsid="002cabe8"/>
    </style:style>
    <style:style style:name="T22" style:family="text">
      <style:text-properties style:font-name="CourierNewPSMT" fo:font-size="9pt" fo:font-weight="bold" style:font-weight-asian="bold" style:font-weight-complex="bold"/>
    </style:style>
    <style:style style:name="T23" style:family="text">
      <style:text-properties style:font-name="CourierNewPSMT" fo:font-size="9pt" fo:font-weight="bold" officeooo:rsid="002cabe8" style:font-weight-asian="bold" style:font-weight-complex="bold"/>
    </style:style>
    <style:style style:name="T24" style:family="text">
      <style:text-properties style:font-name="CourierNewPSMT" fo:font-size="9pt" officeooo:rsid="002ce588"/>
    </style:style>
    <style:style style:name="T25" style:family="text">
      <style:text-properties style:font-name="CourierNewPSMT" fo:font-size="9pt" officeooo:rsid="002d77d8"/>
    </style:style>
    <style:style style:name="T26" style:family="text">
      <style:text-properties style:font-name="CourierNewPSMT" fo:font-size="9pt" officeooo:rsid="002f02fb"/>
    </style:style>
    <style:style style:name="T27" style:family="text">
      <style:text-properties style:font-name="CourierNewPSMT" fo:font-size="9pt" officeooo:rsid="003184a1"/>
    </style:style>
    <style:style style:name="T28" style:family="text">
      <style:text-properties style:font-name="CourierNewPSMT" style:text-underline-style="solid" style:text-underline-width="auto" style:text-underline-color="font-color" fo:font-weight="bold" style:font-size-asian="11pt" style:font-weight-asian="bold" style:font-size-complex="11pt" style:font-weight-complex="bold"/>
    </style:style>
    <style:style style:name="T29" style:family="text">
      <style:text-properties style:font-name="CourierNewPSMT" style:text-underline-style="solid" style:text-underline-width="auto" style:text-underline-color="font-color" officeooo:rsid="0037bacd" style:font-size-asian="11pt" style:font-size-complex="11pt"/>
    </style:style>
    <style:style style:name="T30" style:family="text">
      <style:text-properties style:font-name="CourierNewPSMT" style:text-underline-style="solid" style:text-underline-width="auto" style:text-underline-color="font-color" officeooo:rsid="00303b4d" style:font-size-asian="11pt" style:font-size-complex="11pt"/>
    </style:style>
    <style:style style:name="T31" style:family="text">
      <style:text-properties style:font-name="CourierNewPSMT" style:font-size-asian="11pt" style:font-size-complex="11pt"/>
    </style:style>
    <style:style style:name="T32" style:family="text">
      <style:text-properties style:font-name="CourierNewPSMT" officeooo:rsid="00303b4d" style:font-size-asian="11pt" style:font-size-complex="11pt"/>
    </style:style>
    <style:style style:name="T33" style:family="text">
      <style:text-properties style:font-name="CourierNewPSMT" officeooo:rsid="0037bacd" style:font-size-asian="11pt" style:font-size-complex="11pt"/>
    </style:style>
    <style:style style:name="T34" style:family="text">
      <style:text-properties style:font-name="CourierNewPSMT" officeooo:rsid="003cd546" style:font-size-asian="11pt" style:font-size-complex="11pt"/>
    </style:style>
    <style:style style:name="T35" style:family="text">
      <style:text-properties style:font-name="CourierNewPSMT" style:text-underline-style="none" officeooo:rsid="00303b4d" style:font-size-asian="11pt" style:font-size-complex="11pt"/>
    </style:style>
    <style:style style:name="T36" style:family="text">
      <style:text-properties style:font-name="CourierNewPSMT" officeooo:rsid="002d77d8"/>
    </style:style>
    <style:style style:name="T37" style:family="text">
      <style:text-properties style:font-name="CourierNewPSMT" officeooo:rsid="002cabe8"/>
    </style:style>
    <style:style style:name="T38" style:family="text">
      <style:text-properties style:font-name="CourierNewPSMT" fo:font-weight="bold" style:font-weight-asian="bold" style:font-weight-complex="bold"/>
    </style:style>
    <style:style style:name="T39" style:family="text">
      <style:text-properties style:font-name="CourierNewPSMT" fo:font-weight="bold" officeooo:rsid="002cabe8" style:font-weight-asian="bold" style:font-weight-complex="bold"/>
    </style:style>
    <style:style style:name="T40" style:family="text">
      <style:text-properties style:font-name="CourierNewPSMT" officeooo:rsid="002ce588"/>
    </style:style>
    <style:style style:name="T41" style:family="text">
      <style:text-properties style:font-name="CourierNewPSMT" officeooo:rsid="002f02fb"/>
    </style:style>
    <style:style style:name="T42" style:family="text">
      <style:text-properties style:font-name="CourierNewPSMT" officeooo:rsid="003184a1"/>
    </style:style>
    <style:style style:name="T43" style:family="text">
      <style:text-properties style:font-name="CourierNewPSMT" officeooo:rsid="00303b4d"/>
    </style:style>
    <style:style style:name="T44" style:family="text">
      <style:text-properties fo:color="#a01111" style:font-name="CourierNewPSMT"/>
    </style:style>
    <style:style style:name="T45" style:family="text">
      <style:text-properties fo:color="#a01111" style:font-name="CourierNewPSMT" fo:font-size="9pt"/>
    </style:style>
    <style:style style:name="T46" style:family="text">
      <style:text-properties fo:font-weight="bold" officeooo:rsid="002ba15a" style:font-weight-asian="bold" style:font-weight-complex="bold"/>
    </style:style>
    <style:style style:name="T47" style:family="text">
      <style:text-properties fo:color="#ff3300" style:font-name="CourierNewPSMT"/>
    </style:style>
    <style:style style:name="T48" style:family="text">
      <style:text-properties fo:color="#ff3300" style:font-name="CourierNewPSMT" fo:font-size="9pt"/>
    </style:style>
    <style:style style:name="T49" style:family="text">
      <style:text-properties fo:color="#ff3300" style:font-name="CourierNewPSMT" fo:font-size="9pt" officeooo:rsid="0032466c"/>
    </style:style>
    <style:style style:name="T50" style:family="text">
      <style:text-properties fo:color="#ff3300" style:font-name="CourierNewPSMT" officeooo:rsid="0032466c"/>
    </style:style>
    <style:style style:name="T51" style:family="text">
      <style:text-properties fo:color="#0000ff"/>
    </style:style>
    <style:style style:name="T52" style:family="text">
      <style:text-properties fo:color="#a31515"/>
    </style:style>
    <style:style style:name="T53" style:family="text">
      <style:text-properties fo:color="#2b839f"/>
    </style:style>
    <style:style style:name="T54" style:family="text">
      <style:text-properties fo:color="#008000"/>
    </style:style>
    <style:style style:name="T55" style:family="text">
      <style:text-properties officeooo:rsid="0041408e"/>
    </style:style>
    <style:style style:name="T56" style:family="text">
      <style:text-properties officeooo:rsid="00418a40"/>
    </style:style>
    <style:style style:name="T57" style:family="text">
      <style:text-properties officeooo:rsid="0044d38f"/>
    </style:style>
    <style:style style:name="T58" style:family="text">
      <style:text-properties officeooo:rsid="00465da0"/>
    </style:style>
    <style:style style:name="T59" style:family="text">
      <style:text-properties fo:font-weight="normal" style:font-weight-asian="normal" style:font-weight-complex="normal"/>
    </style:style>
    <style:style style:name="T60" style:family="text">
      <style:text-properties fo:font-size="18pt" style:font-size-asian="18pt" style:font-size-complex="18pt"/>
    </style:style>
    <style:style style:name="T61" style:family="text">
      <style:text-properties fo:font-size="22pt" style:font-size-asian="22pt" style:font-size-complex="2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Ş<text:span text:style-name="T15">afak AKINCI<text:tab/><text:tab/><text:tab/><text:tab/><text:tab/><text:tab/><text:tab/><text:tab/><text:tab/><text:tab/><text:tab/><text:tab/><text:tab/><text:tab/><text:tab/><text:tab/><text:tab/><text:tab/><text:tab/><text:tab/>25.11.2016</text:span></text:p>
      <text:p text:style-name="P6">152120141003</text:p>
      <text:p text:style-name="P5">Experiment <text:span text:style-name="T16">4</text:span></text:p>
      <text:p text:style-name="P3">Classes and Objects-I</text:p>
      <text:p text:style-name="P5"/>
      <text:p text:style-name="P4">Objectives</text:p>
      <text:p text:style-name="P1"><text:tab/>To <text:span text:style-name="T17">write simple computer programs using classes and objects.</text:span></text:p>
      <text:p text:style-name="P1"/>
      <text:p text:style-name="P2">Prelab Activities</text:p>
      <text:p text:style-name="P8"><text:span text:style-name="T18"><text:tab/></text:span>Programming Output</text:p>
      <text:p text:style-name="P24"><text:span text:style-name="T46">1-<text:tab/></text:span><text:span text:style-name="T19">account1 balance: $ </text:span><text:span text:style-name="T36">3</text:span><text:span text:style-name="T37">550</text:span></text:p>
      <text:p text:style-name="P18"/>
      <text:p text:style-name="P25"><text:span text:style-name="T39">2-</text:span><text:span text:style-name="T37"><text:tab/>Error: Initial balance cannot be negative.</text:span></text:p>
      <text:p text:style-name="P19"><text:tab/>account1 balance: $ 0</text:p>
      <text:p text:style-name="P19"/>
      <text:p text:style-name="P26"><text:span text:style-name="T38">3-</text:span><text:span text:style-name="T19"><text:tab/>account1 balance: $ 1533</text:span></text:p>
      <text:p text:style-name="P25"><text:span text:style-name="T37"><text:tab/>a</text:span><text:span text:style-name="T19">dding $253 to account1 balance </text:span></text:p>
      <text:p text:style-name="P27"><text:span text:style-name="T19"><text:tab/>account1 balance: $ </text:span><text:span text:style-name="T40">1789</text:span></text:p>
      <text:p text:style-name="P20"/>
      <text:p text:style-name="P28"><text:span text:style-name="T38">4-</text:span><text:span text:style-name="T19"><text:tab/></text:span><text:span text:style-name="T37">account1 balance: $ </text:span><text:span text:style-name="T19">2770</text:span></text:p>
      <text:p text:style-name="P28"><text:span text:style-name="T37"><text:tab/>a</text:span><text:span text:style-name="T19">dding $375 to account1 balance</text:span></text:p>
      <text:p text:style-name="P28"><text:span text:style-name="T19"><text:tab/></text:span><text:span text:style-name="T37">account1 balance: $ </text:span><text:span text:style-name="T19">3145</text:span></text:p>
      <text:p text:style-name="P21"/>
      <text:p text:style-name="P29"><text:span text:style-name="T38">5-</text:span><text:span text:style-name="T19"><text:tab/></text:span><text:span text:style-name="T37">account1 balance: $ </text:span><text:span text:style-name="T19">799</text:span></text:p>
      <text:p text:style-name="P29"><text:span text:style-name="T19"><text:tab/></text:span><text:span text:style-name="T37">a</text:span><text:span text:style-name="T41">dding -$</text:span><text:span text:style-name="T19">114</text:span><text:span text:style-name="T41"> to account1 balance</text:span></text:p>
      <text:p text:style-name="P29"><text:span text:style-name="T37"><text:tab/>account1 balance: $ </text:span><text:span text:style-name="T19">685</text:span></text:p>
      <text:p text:style-name="P9"><text:span text:style-name="T31"><text:tab/></text:span><text:span text:style-name="T28">CorrectTheCode</text:span></text:p>
      <text:p text:style-name="P34"><text:span text:style-name="T13">6-</text:span><text:span text:style-name="T8"><text:tab/></text:span><text:span text:style-name="T9">logic and compilation error<text:tab/><text:tab/>GradeBook( string );<text:tab/><text:tab/></text:span><text:span text:style-name="T10">(in header file)</text:span></text:p>
      <text:p text:style-name="P35"><text:span text:style-name="T10"><text:tab/></text:span><text:span text:style-name="T11">logic error</text:span><text:span text:style-name="T10"><text:tab/><text:tab/><text:tab/><text:tab/><text:tab/><text:tab/></text:span><text:span text:style-name="T12">GradeBook</text:span><text:span text:style-name="T11"> </text:span></text:p>
      <text:p text:style-name="P35"><text:span text:style-name="T11"><text:tab/><text:tab/><text:tab/><text:tab/><text:tab/><text:tab/><text:tab/><text:tab/><text:tab/></text:span><text:span text:style-name="T12">GradeBook</text:span><text:span text:style-name="T11"> gradeBook (“</text:span><text:span text:style-name="T50">Introduction to C++</text:span><text:span text:style-name="T11">”);</text:span></text:p>
      <text:p text:style-name="P30"><text:span text:style-name="T38">7-</text:span><text:span text:style-name="T19"><text:tab/>compilation error<text:tab/><text:tab/><text:tab/><text:tab/>gradeBook.setCourseName (“</text:span><text:span text:style-name="T47">Advanced C++</text:span><text:span text:style-name="T19">”);</text:span></text:p>
      <text:p text:style-name="P22"/>
      <text:p text:style-name="P30"><text:span text:style-name="T38">8-</text:span><text:span text:style-name="T19"><text:tab/>compilation error<text:tab/><text:tab/><text:tab/><text:tab/></text:span><text:span text:style-name="T38">string</text:span><text:span text:style-name="T19"> inputName;</text:span></text:p>
      <text:p text:style-name="P22"><text:tab/>compilation error<text:tab/><text:tab/><text:tab/><text:tab/>gradeBook.setCourseName (inputName);</text:p>
      <text:p text:style-name="P22"/>
      <text:p text:style-name="P36"><text:span text:style-name="T14">9-</text:span><text:span text:style-name="T9"><text:tab/>compilation error<text:tab/><text:tab/><text:tab/><text:tab/></text:span><text:span text:style-name="T19">cout &lt;&lt; </text:span><text:span text:style-name="T44">"</text:span><text:span text:style-name="T47">The grade book's course name is:</text:span><text:span text:style-name="T44"> " </text:span><text:span text:style-name="T19">&lt;&lt;gradeBook.courseName</text:span><text:span text:style-name="T42">()</text:span><text:span text:style-name="T19">&lt;&lt; endl; </text:span></text:p>
      <text:p text:style-name="P31"><text:tab/><text:span text:style-name="T43"><text:tab/></text:span></text:p>
      <text:p text:style-name="P23"><text:span text:style-name="T30"/></text:p>
      <text:p text:style-name="P23"><text:span text:style-name="T30"/></text:p>
      <text:p text:style-name="P23"><text:span text:style-name="T35"><text:tab/></text:span><text:span text:style-name="T29">Lab Exercises</text:span></text:p>
      <text:p text:style-name="P10"><text:span text:style-name="T33">L</text:span><text:span text:style-name="T31">ab Exercise 1 – </text:span><text:span text:style-name="T34">Random Number Generator</text:span></text:p>
      <text:p text:style-name="P11">/*****************************************</text:p>
      <text:p text:style-name="P11"><text:s/>* Circle.h <text:s text:c="29"/>*</text:p>
      <text:p text:style-name="P11"><text:s/>*****************************************</text:p>
      <text:p text:style-name="P11"><text:s/>* IDE : Xcode <text:s text:c="26"/>*</text:p>
      <text:p text:style-name="P11"><text:s/>* Author : Şafak AKINCI <text:s text:c="16"/>*</text:p>
      <text:p text:style-name="P11"><text:s/>* Experiment 4: Classes And Objects-I <text:s text:c="2"/>*</text:p>
      <text:p text:style-name="P11"><text:s/>*****************************************/</text:p>
      <text:p text:style-name="P12"/>
      <text:p text:style-name="P12"><text:span text:style-name="T51">class</text:span> Circle</text:p>
      <text:p text:style-name="P12">{</text:p>
      <text:p text:style-name="P13">//Public members are accessible from anywhere where the object is visible.</text:p>
      <text:p text:style-name="P14">public<text:span text:style-name="T1">:</text:span></text:p>
      <text:p text:style-name="P13"><text:span text:style-name="T1"><text:s text:c="4"/></text:span>//Constructor function of Circle class, when a new object is created, it will be called.</text:p>
      <text:p text:style-name="P12"><text:s text:c="4"/>Circle();</text:p>
      <text:p text:style-name="P13"><text:soft-page-break/><text:span text:style-name="T1"><text:s text:c="4"/></text:span>//Destructor function of Circle class, when object is removed, it will be called.</text:p>
      <text:p text:style-name="P12"><text:s text:c="4"/>~Circle();</text:p>
      <text:p text:style-name="P12"><text:s text:c="4"/></text:p>
      <text:p text:style-name="P13">//Those are member functions. They can call from an object that is created from Circle class.</text:p>
      <text:p text:style-name="P12"><text:s text:c="4"/></text:p>
      <text:p text:style-name="P13">/*</text:p>
      <text:p text:style-name="P13"><text:s/>***Private members of a class are accessible only from within other members of the same class.</text:p>
      <text:p text:style-name="P13"><text:s text:c="4"/>--&gt; <text:s/>That's why we create getter functions(also called accessor functions) to reach private members of an object</text:p>
      <text:p text:style-name="P13"><text:s text:c="4"/>--&gt; <text:s/>via these functions on condition that don't change them (private members will be returned but won't be changed).</text:p>
      <text:p text:style-name="P13"><text:s/>*/</text:p>
      <text:p text:style-name="P12"><text:s text:c="4"/></text:p>
      <text:p text:style-name="P13"><text:span text:style-name="T1"><text:s text:c="4"/></text:span>//Returns centerX (private member) as constant (doesn't change)</text:p>
      <text:p text:style-name="P12"><text:s text:c="4"/><text:span text:style-name="T51">float</text:span> getCenterX() <text:span text:style-name="T51">const</text:span>;</text:p>
      <text:p text:style-name="P13"><text:span text:style-name="T1"><text:s text:c="4"/></text:span>//Returns centerY (private member) as constant (doesn't change)</text:p>
      <text:p text:style-name="P12"><text:s text:c="4"/><text:span text:style-name="T51">float</text:span> getCenterY() <text:span text:style-name="T51">const</text:span>;</text:p>
      <text:p text:style-name="P13"><text:span text:style-name="T1"><text:s text:c="4"/></text:span>//Returns radius (private member) as constant (doesn't change)</text:p>
      <text:p text:style-name="P12"><text:s text:c="4"/><text:span text:style-name="T51">double</text:span> getRadius() <text:span text:style-name="T51">const</text:span>;</text:p>
      <text:p text:style-name="P12"><text:s text:c="4"/></text:p>
      <text:p text:style-name="P13"><text:span text:style-name="T1"><text:s text:c="4"/></text:span>//Assigns given parameter (center_X) to object's private member centerX.</text:p>
      <text:p text:style-name="P12"><text:s text:c="4"/><text:span text:style-name="T51">void</text:span> setCenterX(<text:span text:style-name="T51">float</text:span> center_X);</text:p>
      <text:p text:style-name="P13"><text:span text:style-name="T1"><text:s text:c="4"/></text:span>//Assigns given parameter (center_Y) to object's private member centerY.</text:p>
      <text:p text:style-name="P12"><text:s text:c="4"/><text:span text:style-name="T51">void</text:span> setCenterY(<text:span text:style-name="T51">float</text:span> center_Y);</text:p>
      <text:p text:style-name="P13"><text:span text:style-name="T1"><text:s text:c="4"/></text:span>//Assigns given parameter (rad) to object's private member radius.</text:p>
      <text:p text:style-name="P12"><text:s text:c="4"/><text:span text:style-name="T51">void</text:span> setRadius(<text:span text:style-name="T51">double</text:span> rad);</text:p>
      <text:p text:style-name="P12"/>
      <text:p text:style-name="P13">//Private members of a class are accessible only from within other members of the same class.</text:p>
      <text:p text:style-name="P14">private<text:span text:style-name="T1">:</text:span></text:p>
      <text:p text:style-name="P12"><text:s text:c="4"/><text:span text:style-name="T51">float</text:span> centerX;</text:p>
      <text:p text:style-name="P12"><text:s text:c="4"/><text:span text:style-name="T51">float</text:span> centerY;</text:p>
      <text:p text:style-name="P12"><text:s text:c="4"/><text:span text:style-name="T51">double</text:span> radius;</text:p>
      <text:p text:style-name="P12">};</text:p>
      <text:p text:style-name="P12"/>
      <text:p text:style-name="P11">/*****************************************</text:p>
      <text:p text:style-name="P11"><text:s/>* Circle.cpp <text:s text:c="27"/>*</text:p>
      <text:p text:style-name="P11"><text:s/>*****************************************</text:p>
      <text:p text:style-name="P11"><text:s/>* IDE : Xcode <text:s text:c="26"/>*</text:p>
      <text:p text:style-name="P11"><text:s/>* Author : Şafak AKINCI <text:s text:c="16"/>*</text:p>
      <text:p text:style-name="P11"><text:s/>* Experiment 4: Classes And Objects-I <text:s text:c="2"/>*</text:p>
      <text:p text:style-name="P11"><text:s/>*****************************************/</text:p>
      <text:p text:style-name="P12"/>
      <text:p text:style-name="P13"><text:span text:style-name="T51">#include </text:span><text:span text:style-name="T52">"Circle.h"</text:span><text:span text:style-name="T51"> <text:s text:c="12"/></text:span>//To know function prototypes of Circle class.</text:p>
      <text:p text:style-name="P12"/>
      <text:p text:style-name="P13">//Constructor function of Circle class.</text:p>
      <text:p text:style-name="P12"><text:span text:style-name="T53">Circle</text:span>::Circle()</text:p>
      <text:p text:style-name="P12">{</text:p>
      <text:p text:style-name="P12"><text:s text:c="4"/></text:p>
      <text:p text:style-name="P12"><text:soft-page-break/>}</text:p>
      <text:p text:style-name="P12"/>
      <text:p text:style-name="P13">//Destructor function of Circle class.</text:p>
      <text:p text:style-name="P12"><text:span text:style-name="T53">Circle</text:span>::~Circle()</text:p>
      <text:p text:style-name="P12">{</text:p>
      <text:p text:style-name="P12"><text:s text:c="4"/></text:p>
      <text:p text:style-name="P12">}</text:p>
      <text:p text:style-name="P12"/>
      <text:p text:style-name="P13">//Returns centerX (private member) as constant (doesn't change)</text:p>
      <text:p text:style-name="P12"><text:span text:style-name="T51">float</text:span> <text:span text:style-name="T53">Circle</text:span>::getCenterX() <text:span text:style-name="T51">const</text:span>{</text:p>
      <text:p text:style-name="P15"><text:span text:style-name="T1"><text:s text:c="4"/></text:span><text:span text:style-name="T51">return</text:span><text:span text:style-name="T1"> </text:span>centerX<text:span text:style-name="T1">;</text:span></text:p>
      <text:p text:style-name="P12">}</text:p>
      <text:p text:style-name="P12"/>
      <text:p text:style-name="P13">//Returns centerY (private member) as constant (doesn't change)</text:p>
      <text:p text:style-name="P12"><text:span text:style-name="T51">float</text:span> <text:span text:style-name="T53">Circle</text:span>::getCenterY() <text:span text:style-name="T51">const</text:span>{</text:p>
      <text:p text:style-name="P15"><text:span text:style-name="T1"><text:s text:c="4"/></text:span><text:span text:style-name="T51">return</text:span><text:span text:style-name="T1"> </text:span>centerY<text:span text:style-name="T1">;</text:span></text:p>
      <text:p text:style-name="P12">}</text:p>
      <text:p text:style-name="P12"/>
      <text:p text:style-name="P13">//Returns radius (private member) as constant (doesn't change)</text:p>
      <text:p text:style-name="P12"><text:span text:style-name="T51">double</text:span> <text:span text:style-name="T53">Circle</text:span>::getRadius() <text:span text:style-name="T51">const</text:span>{</text:p>
      <text:p text:style-name="P12"><text:s text:c="4"/><text:span text:style-name="T51">return</text:span> <text:span text:style-name="T53">radius</text:span>;</text:p>
      <text:p text:style-name="P12">}</text:p>
      <text:p text:style-name="P12"/>
      <text:p text:style-name="P13">//Assigns given parameter (center_X) to object's private member centerX.</text:p>
      <text:p text:style-name="P12"><text:span text:style-name="T51">void</text:span> <text:span text:style-name="T53">Circle</text:span>::setCenterX(<text:span text:style-name="T51">float</text:span> center_X){</text:p>
      <text:p text:style-name="P12"><text:s text:c="4"/><text:span text:style-name="T53">centerX</text:span> = center_X;</text:p>
      <text:p text:style-name="P12">}</text:p>
      <text:p text:style-name="P12"/>
      <text:p text:style-name="P13">//Assigns given parameter (center_Y) to object's private member centerY.</text:p>
      <text:p text:style-name="P12"><text:span text:style-name="T51">void</text:span> <text:span text:style-name="T53">Circle</text:span>::setCenterY(<text:span text:style-name="T51">float</text:span> center_Y){</text:p>
      <text:p text:style-name="P12"><text:s text:c="4"/><text:span text:style-name="T53">centerY</text:span> = center_Y;</text:p>
      <text:p text:style-name="P12">}</text:p>
      <text:p text:style-name="P12"/>
      <text:p text:style-name="P13">//Assigns given parameter (rad) to object's private member radius.</text:p>
      <text:p text:style-name="P12"><text:span text:style-name="T51">void</text:span> <text:span text:style-name="T53">Circle</text:span>::setRadius(<text:span text:style-name="T51">double</text:span> rad){</text:p>
      <text:p text:style-name="P12"><text:s text:c="4"/><text:span text:style-name="T53">radius</text:span> = rad;</text:p>
      <text:p text:style-name="P12">}</text:p>
      <text:p text:style-name="P12"/>
      <text:p text:style-name="P12"/>
      <text:p text:style-name="P12"/>
      <text:p text:style-name="P11">/*****************************************</text:p>
      <text:p text:style-name="P11"><text:s/>* RandomNumberGenerator.h <text:s text:c="14"/>*</text:p>
      <text:p text:style-name="P11"><text:s/>*****************************************</text:p>
      <text:p text:style-name="P11"><text:s/>* IDE : Xcode <text:s text:c="26"/>*</text:p>
      <text:p text:style-name="P11"><text:s/>* Author : Şafak AKINCI <text:s text:c="16"/>*</text:p>
      <text:p text:style-name="P11"><text:s/>* Experiment 4: Classes And Objects-I <text:s text:c="2"/>*</text:p>
      <text:p text:style-name="P11"><text:s/>*****************************************/</text:p>
      <text:p text:style-name="P12"><text:soft-page-break/></text:p>
      <text:p text:style-name="P13"><text:span text:style-name="T51">#include </text:span><text:span text:style-name="T52">"Circle.h"</text:span><text:span text:style-name="T51"> <text:s text:c="12"/></text:span>//To declare a function that is able to return Circle object (or its adrres).</text:p>
      <text:p text:style-name="P12"/>
      <text:p text:style-name="P12"><text:span text:style-name="T51">class</text:span> RandomNumberGenerator</text:p>
      <text:p text:style-name="P12">{</text:p>
      <text:p text:style-name="P13">//Public members are accessible from anywhere where the object is visible.</text:p>
      <text:p text:style-name="P14">public<text:span text:style-name="T1">:</text:span></text:p>
      <text:p text:style-name="P12"><text:s text:c="4"/></text:p>
      <text:p text:style-name="P13"><text:span text:style-name="T1"><text:s text:c="4"/></text:span>//Enums are used to don't define constans for each parameter.</text:p>
      <text:p text:style-name="P13"><text:span text:style-name="T1"><text:s text:c="4"/></text:span>// <text:s/>The idea is that instead of using an int to represent a set of values,</text:p>
      <text:p text:style-name="P13"><text:span text:style-name="T1"><text:s text:c="4"/></text:span>// <text:s/>a type(enum) with a restricted set of values in used instead.</text:p>
      <text:p text:style-name="P13"><text:span text:style-name="T1"><text:s text:c="4"/></text:span>//If we didn't define enums we must define " const int ONE=1; " or " const int TWO=2 "</text:p>
      <text:p text:style-name="P13"><text:span text:style-name="T1"><text:s text:c="4"/></text:span>// *** it can be integer value respectively 1,2,3,4 ***</text:p>
      <text:p text:style-name="P12"><text:s text:c="4"/><text:span text:style-name="T51">enum</text:span> Precision { ONE, TWO, THREE, FOUR };</text:p>
      <text:p text:style-name="P12"><text:s text:c="4"/><text:span text:style-name="T51">enum</text:span> CharacterType { UPPER_LETTER, LOWER_LETTER, DIGIT };</text:p>
      <text:p text:style-name="P12"><text:s text:c="4"/></text:p>
      <text:p text:style-name="P13"><text:span text:style-name="T1"><text:s text:c="4"/></text:span>//Constructor function of RandomNumberGenerator class, when a new object is created, it will be called.</text:p>
      <text:p text:style-name="P12"><text:s text:c="4"/>RandomNumberGenerator();</text:p>
      <text:p text:style-name="P12"><text:s text:c="4"/></text:p>
      <text:p text:style-name="P13"><text:span text:style-name="T1"><text:s text:c="4"/></text:span>//A virtual function or virtual method is a function whose behavior can be overridden</text:p>
      <text:p text:style-name="P13"><text:span text:style-name="T1"><text:s text:c="4"/></text:span>//within an inheriting class by a function with the same signature.</text:p>
      <text:p text:style-name="P13"><text:span text:style-name="T1"><text:s text:c="4"/></text:span>//Destructor function of RandomNumberGenerator class, when object is removed, it will be called.</text:p>
      <text:p text:style-name="P12"><text:s text:c="4"/><text:span text:style-name="T51">virtual</text:span> ~RandomNumberGenerator();</text:p>
      <text:p text:style-name="P12"/>
      <text:p text:style-name="P13">//Those are member functions. They can call from an object that is created from RandomNumberGenerator class.</text:p>
      <text:p text:style-name="P12"><text:s text:c="4"/></text:p>
      <text:p text:style-name="P13"><text:span text:style-name="T1"><text:s text:c="4"/></text:span>//Generates integer number randomly between lowerBound and upperBound.</text:p>
      <text:p text:style-name="P12"><text:s text:c="4"/><text:span text:style-name="T51">int</text:span> getRandomInteger(<text:span text:style-name="T51">int</text:span> lowerBound, <text:span text:style-name="T51">int</text:span> upperBound);</text:p>
      <text:p text:style-name="P12"><text:s text:c="4"/></text:p>
      <text:p text:style-name="P13"><text:span text:style-name="T1"><text:s text:c="4"/></text:span>//Generates float number randomly between lowerBound and upperBound</text:p>
      <text:p text:style-name="P13"><text:span text:style-name="T1"><text:s text:c="4"/></text:span>//and its fractional part is defined by precision (it can be integer value respectively 1,2,3,4).</text:p>
      <text:p text:style-name="P12"><text:s text:c="4"/><text:span text:style-name="T51">float</text:span> getRandomFloat(<text:span text:style-name="T51">float</text:span> lowerBound, <text:span text:style-name="T51">float</text:span> upperBound, <text:span text:style-name="T53">Precision</text:span> precision);</text:p>
      <text:p text:style-name="P12"><text:s text:c="4"/></text:p>
      <text:p text:style-name="P13"><text:span text:style-name="T1"><text:s text:c="4"/></text:span>//Generates double number randomly between lowerBound and upperBound</text:p>
      <text:p text:style-name="P13"><text:span text:style-name="T1"><text:s text:c="4"/></text:span>//and its fractional part is defined by precision (it can be integer value respectively 1,2,3,4).</text:p>
      <text:p text:style-name="P12"><text:s text:c="4"/><text:span text:style-name="T51">double</text:span> getRandomDouble(<text:span text:style-name="T51">double</text:span> lowerBound, <text:span text:style-name="T51">double</text:span> upperBound, <text:span text:style-name="T53">Precision</text:span> precision);</text:p>
      <text:p text:style-name="P12"><text:s text:c="4"/></text:p>
      <text:p text:style-name="P13"><text:span text:style-name="T1"><text:s text:c="4"/></text:span>//Generates a character randomly intended character type (it is defined by CharacterType enum).</text:p>
      <text:p text:style-name="P12"><text:s text:c="4"/><text:span text:style-name="T51">char</text:span> getRandomCharacter(<text:span text:style-name="T53">CharacterType</text:span> characterType);</text:p>
      <text:p text:style-name="P12"><text:s text:c="4"/></text:p>
      <text:p text:style-name="P13"><text:span text:style-name="T1"><text:s text:c="4"/></text:span>//Generates a circle whose radius will be between given parameters minRadius and maxRadius</text:p>
      <text:p text:style-name="P13"><text:span text:style-name="T1"><text:s text:c="4"/></text:span>//and its fractional part is defined by precision (it can be integer value respectively 1,2,3,4).</text:p>
      <text:p text:style-name="P12"><text:s text:c="4"/><text:span text:style-name="T53">Circle</text:span> getRandomCircle(<text:span text:style-name="T51">float</text:span> minRadius, <text:span text:style-name="T51">float</text:span> maxRadius, <text:span text:style-name="T53">Precision</text:span> precision);</text:p>
      <text:p text:style-name="P12">};</text:p>
      <text:p text:style-name="P12"/>
      <text:p text:style-name="P12"/>
      <text:p text:style-name="P12"/>
      <text:p text:style-name="P11"><text:soft-page-break/>/*****************************************</text:p>
      <text:p text:style-name="P11"><text:s/>* RandomNumberGenerator.cpp <text:s text:c="12"/>*</text:p>
      <text:p text:style-name="P11"><text:s/>*****************************************</text:p>
      <text:p text:style-name="P11"><text:s/>* IDE : Xcode <text:s text:c="26"/>*</text:p>
      <text:p text:style-name="P11"><text:s/>* Author : Şafak AKINCI <text:s text:c="16"/>*</text:p>
      <text:p text:style-name="P11"><text:s/>* Experiment 4: Classes And Objects-I <text:s text:c="2"/>*</text:p>
      <text:p text:style-name="P11"><text:s/>*****************************************/</text:p>
      <text:p text:style-name="P12"/>
      <text:p text:style-name="P13"><text:span text:style-name="T51">#include </text:span><text:span text:style-name="T52">"RandomNumberGenerator.h"</text:span><text:span text:style-name="T51"> <text:s/></text:span>//To know function prototypes of RandomNumberGenerator class.</text:p>
      <text:p text:style-name="P14">#include <text:span text:style-name="T52">&lt;time.h&gt;</text:span> <text:s text:c="18"/><text:span text:style-name="T54">//To use srand() function.</text:span></text:p>
      <text:p text:style-name="P13"><text:span text:style-name="T51">#include </text:span><text:span text:style-name="T52">&lt;iostream&gt;</text:span><text:span text:style-name="T51"> <text:s text:c="16"/></text:span>//To use standart input output functions.</text:p>
      <text:p text:style-name="P13"><text:span text:style-name="T51">#include </text:span><text:span text:style-name="T52">&lt;math.h&gt;</text:span><text:span text:style-name="T51"> <text:s text:c="18"/></text:span>//To use pow() and sqrt() functions.</text:p>
      <text:p text:style-name="P13"><text:span text:style-name="T51">using</text:span><text:span text:style-name="T1"> </text:span><text:span text:style-name="T51">namespace</text:span><text:span text:style-name="T1"> </text:span><text:span text:style-name="T53">std</text:span><text:span text:style-name="T1">; <text:s text:c="15"/></text:span>//To use standart input and output functions under the "std" namespace.</text:p>
      <text:p text:style-name="P12"/>
      <text:p text:style-name="P13">//Constructor Function is called when an object is created.</text:p>
      <text:p text:style-name="P12"><text:span text:style-name="T53">RandomNumberGenerator</text:span>::RandomNumberGenerator()</text:p>
      <text:p text:style-name="P12">{</text:p>
      <text:p text:style-name="P13"><text:span text:style-name="T1"><text:s text:c="4"/></text:span>//To don't get the same random numbers.</text:p>
      <text:p text:style-name="P12"><text:s text:c="4"/><text:span text:style-name="T53">srand</text:span>((<text:span text:style-name="T51">unsigned</text:span>) <text:span text:style-name="T53">time</text:span> (<text:span text:style-name="T51">NULL</text:span>));</text:p>
      <text:p text:style-name="P12">}</text:p>
      <text:p text:style-name="P12"/>
      <text:p text:style-name="P12"><text:span text:style-name="T53">RandomNumberGenerator</text:span>::~RandomNumberGenerator()</text:p>
      <text:p text:style-name="P12">{</text:p>
      <text:p text:style-name="P12"><text:s text:c="4"/></text:p>
      <text:p text:style-name="P12">}</text:p>
      <text:p text:style-name="P12"/>
      <text:p text:style-name="P13">//Generates integer number randomly between lowerBound and upperBound and returns it.</text:p>
      <text:p text:style-name="P12"><text:span text:style-name="T51">int</text:span> <text:span text:style-name="T53">RandomNumberGenerator</text:span>::getRandomInteger(<text:span text:style-name="T51">int</text:span> lowerBound, <text:span text:style-name="T51">int</text:span> upperBound)</text:p>
      <text:p text:style-name="P12">{</text:p>
      <text:p text:style-name="P12"><text:s text:c="4"/><text:span text:style-name="T51">int</text:span> randomInteger;</text:p>
      <text:p text:style-name="P12"><text:s text:c="4"/></text:p>
      <text:p text:style-name="P13"><text:span text:style-name="T1"><text:s text:c="4"/></text:span>//For example, lowerBound=5, upperBound=8, To get random number between 5 and 8,</text:p>
      <text:p text:style-name="P13"><text:span text:style-name="T1"><text:s text:c="4"/></text:span>//Firstly, get a random number from rand() function,</text:p>
      <text:p text:style-name="P13"><text:span text:style-name="T1"><text:s text:c="4"/></text:span>// <text:s/>Then, divide it to 4(upperBound-lowerBound+1).</text:p>
      <text:p text:style-name="P13"><text:span text:style-name="T1"><text:s text:c="4"/></text:span>// <text:s/>That means, random number can be 0,1,2,3 which are the possible remainder values of division.</text:p>
      <text:p text:style-name="P13"><text:span text:style-name="T1"><text:s text:c="4"/></text:span>// <text:s text:c="5"/>Then, add 5(lowerBound) to the remainder (0,1,2,3).</text:p>
      <text:p text:style-name="P13"><text:span text:style-name="T1"><text:s text:c="4"/></text:span>// <text:s text:c="9"/>Now, random number can be 5,6,7,8. (lowerBound and upperBound)</text:p>
      <text:p text:style-name="P12"><text:s text:c="4"/>randomInteger = lowerBound + <text:span text:style-name="T53">rand</text:span>()%(upperBound-lowerBound+1);</text:p>
      <text:p text:style-name="P12"><text:s text:c="4"/></text:p>
      <text:p text:style-name="P12"><text:s text:c="4"/><text:span text:style-name="T51">return</text:span> randomInteger;</text:p>
      <text:p text:style-name="P13"><text:span text:style-name="T1">}</text:span>//end RandomNumberGenerator::getRandomInteger ()</text:p>
      <text:p text:style-name="P12"/>
      <text:p text:style-name="P13">//Generates float number randomly between lowerBound and upperBound</text:p>
      <text:p text:style-name="P13">//and its fractional part is defined by precision (it can be integer value respectively 1,2,3,4).</text:p>
      <text:p text:style-name="P12"><text:span text:style-name="T51">float</text:span> <text:span text:style-name="T53">RandomNumberGenerator</text:span>::getRandomFloat(<text:span text:style-name="T51">float</text:span> lowerBound, <text:span text:style-name="T51">float</text:span> upperBound, <text:span text:style-name="T53">Precision</text:span> precision)</text:p>
      <text:p text:style-name="P12">{</text:p>
      <text:p text:style-name="P12"><text:s text:c="4"/><text:span text:style-name="T51">float</text:span> randomFloat;</text:p>
      <text:p text:style-name="P12"><text:soft-page-break/><text:s text:c="4"/></text:p>
      <text:p text:style-name="P12"><text:s text:c="4"/><text:span text:style-name="T51">int</text:span> multiplied_lower_bound;</text:p>
      <text:p text:style-name="P12"><text:s text:c="4"/><text:span text:style-name="T51">int</text:span> multiplied_upper_bound;</text:p>
      <text:p text:style-name="P12"><text:s text:c="4"/></text:p>
      <text:p text:style-name="P13"><text:span text:style-name="T1"><text:s text:c="4"/></text:span>//The size of the number's fractional part will be one.</text:p>
      <text:p text:style-name="P12"><text:s text:c="4"/><text:span text:style-name="T51">if</text:span>(precision == <text:span text:style-name="T53">ONE</text:span>)</text:p>
      <text:p text:style-name="P12"><text:s text:c="4"/>{</text:p>
      <text:p text:style-name="P13"><text:span text:style-name="T1"><text:s text:c="8"/></text:span>//Multiplies both lower and upper bound variables by pow(10,precision) and stores them different variables of type integer.</text:p>
      <text:p text:style-name="P12"><text:s text:c="8"/>multiplied_lower_bound = lowerBound * <text:span text:style-name="T53">pow</text:span>(10, precision);</text:p>
      <text:p text:style-name="P12"><text:s text:c="8"/>multiplied_upper_bound = upperBound * <text:span text:style-name="T53">pow</text:span>(10, precision);</text:p>
      <text:p text:style-name="P12"><text:s text:c="8"/></text:p>
      <text:p text:style-name="P13"><text:span text:style-name="T1"><text:s text:c="8"/></text:span>//Obtains a random integer value using multiplied boundaries and stores it in a float variable.</text:p>
      <text:p text:style-name="P12"><text:s text:c="8"/>randomFloat = <text:span text:style-name="T53">getRandomInteger</text:span>(multiplied_lower_bound, multiplied_upper_bound);</text:p>
      <text:p text:style-name="P12"><text:s text:c="8"/></text:p>
      <text:p text:style-name="P13"><text:span text:style-name="T1"><text:s text:c="8"/></text:span>//Divides obtained float value by pow(10,precision).</text:p>
      <text:p text:style-name="P12"><text:s text:c="8"/>randomFloat = randomFloat / <text:span text:style-name="T53">pow</text:span>(10,precision);</text:p>
      <text:p text:style-name="P12"><text:s text:c="4"/>}</text:p>
      <text:p text:style-name="P13"><text:span text:style-name="T1"><text:s text:c="4"/></text:span>//The size of the number's fractional part will be two.</text:p>
      <text:p text:style-name="P12"><text:s text:c="4"/><text:span text:style-name="T51">else</text:span> <text:span text:style-name="T51">if</text:span>(precision == <text:span text:style-name="T53">TWO</text:span>)</text:p>
      <text:p text:style-name="P12"><text:s text:c="4"/>{</text:p>
      <text:p text:style-name="P13"><text:span text:style-name="T1"><text:s text:c="8"/></text:span>//Multiplies both lower and upper bound variables by pow(10,precision) and stores them different variables of type integer.</text:p>
      <text:p text:style-name="P12"><text:s text:c="8"/>multiplied_lower_bound = lowerBound * <text:span text:style-name="T53">pow</text:span>(10, precision);</text:p>
      <text:p text:style-name="P12"><text:s text:c="8"/>multiplied_upper_bound = upperBound * <text:span text:style-name="T53">pow</text:span>(10, precision);</text:p>
      <text:p text:style-name="P12"><text:s text:c="8"/></text:p>
      <text:p text:style-name="P13"><text:span text:style-name="T1"><text:s text:c="8"/></text:span>//Obtains a random integer value using multiplied boundaries and stores it in a float variable.</text:p>
      <text:p text:style-name="P12"><text:s text:c="8"/>randomFloat = <text:span text:style-name="T53">getRandomInteger</text:span>(multiplied_lower_bound, multiplied_upper_bound);</text:p>
      <text:p text:style-name="P12"><text:s text:c="8"/></text:p>
      <text:p text:style-name="P13"><text:span text:style-name="T1"><text:s text:c="8"/></text:span>//Divides obtained float value by pow(10,precision).</text:p>
      <text:p text:style-name="P12"><text:s text:c="8"/>randomFloat = randomFloat / <text:span text:style-name="T53">pow</text:span>(10, precision);</text:p>
      <text:p text:style-name="P12"><text:s text:c="4"/>}</text:p>
      <text:p text:style-name="P13"><text:span text:style-name="T1"><text:s text:c="4"/></text:span>//The size of the number's fractional part will be three.</text:p>
      <text:p text:style-name="P12"><text:s text:c="4"/><text:span text:style-name="T51">else</text:span> <text:span text:style-name="T51">if</text:span>(precision == <text:span text:style-name="T53">THREE</text:span>)</text:p>
      <text:p text:style-name="P12"><text:s text:c="4"/>{</text:p>
      <text:p text:style-name="P13"><text:span text:style-name="T1"><text:s text:c="8"/></text:span>//Multiplies both lower and upper bound variables by pow(10,precision) and stores them different variables of type integer.</text:p>
      <text:p text:style-name="P12"><text:s text:c="8"/>multiplied_lower_bound = lowerBound * <text:span text:style-name="T53">pow</text:span>(10, precision);</text:p>
      <text:p text:style-name="P12"><text:s text:c="8"/>multiplied_upper_bound = upperBound * <text:span text:style-name="T53">pow</text:span>(10, precision);</text:p>
      <text:p text:style-name="P12"><text:s text:c="8"/></text:p>
      <text:p text:style-name="P13"><text:span text:style-name="T1"><text:s text:c="8"/></text:span>//Obtains a random integer value using multiplied boundaries and stores it in a float variable.</text:p>
      <text:p text:style-name="P12"><text:s text:c="8"/>randomFloat = <text:span text:style-name="T53">getRandomInteger</text:span>(multiplied_lower_bound, multiplied_upper_bound);</text:p>
      <text:p text:style-name="P12"><text:s text:c="8"/></text:p>
      <text:p text:style-name="P13"><text:span text:style-name="T1"><text:s text:c="8"/></text:span>//Divides obtained float value by pow(10,precision).</text:p>
      <text:p text:style-name="P12"><text:s text:c="8"/>randomFloat = randomFloat / <text:span text:style-name="T53">pow</text:span>(10, precision);</text:p>
      <text:p text:style-name="P12"><text:s text:c="4"/>}</text:p>
      <text:p text:style-name="P13"><text:span text:style-name="T1"><text:s text:c="4"/></text:span>//The size of the number's fractional part will be four.</text:p>
      <text:p text:style-name="P12"><text:soft-page-break/><text:s text:c="4"/><text:span text:style-name="T51">else</text:span> <text:span text:style-name="T51">if</text:span>(precision == <text:span text:style-name="T53">FOUR</text:span>)</text:p>
      <text:p text:style-name="P12"><text:s text:c="4"/>{</text:p>
      <text:p text:style-name="P13"><text:span text:style-name="T1"><text:s text:c="8"/></text:span>//Multiplies both lower and upper bound variables by pow(10,precision) and stores them different variables of type integer.</text:p>
      <text:p text:style-name="P12"><text:s text:c="8"/>multiplied_lower_bound = lowerBound * <text:span text:style-name="T53">pow</text:span>(10, precision);</text:p>
      <text:p text:style-name="P12"><text:s text:c="8"/>multiplied_upper_bound = upperBound * <text:span text:style-name="T53">pow</text:span>(10, precision);</text:p>
      <text:p text:style-name="P12"><text:s text:c="8"/></text:p>
      <text:p text:style-name="P13"><text:span text:style-name="T1"><text:s text:c="8"/></text:span>//Obtains a random integer value using multiplied boundaries and stores it in a float variable.</text:p>
      <text:p text:style-name="P12"><text:s text:c="8"/>randomFloat = <text:span text:style-name="T53">getRandomInteger</text:span>(multiplied_lower_bound, multiplied_upper_bound);</text:p>
      <text:p text:style-name="P12"><text:s text:c="8"/></text:p>
      <text:p text:style-name="P13"><text:span text:style-name="T1"><text:s text:c="8"/></text:span>//Divides obtained float value by pow(10,precision).</text:p>
      <text:p text:style-name="P12"><text:s text:c="8"/>randomFloat = randomFloat / <text:span text:style-name="T53">pow</text:span>(10, precision);</text:p>
      <text:p text:style-name="P12"><text:s text:c="4"/>}</text:p>
      <text:p text:style-name="P12"><text:s text:c="4"/></text:p>
      <text:p text:style-name="P12"><text:s text:c="4"/><text:span text:style-name="T51">return</text:span> randomFloat;</text:p>
      <text:p text:style-name="P13"><text:span text:style-name="T1">}</text:span>//end RandomNumberGenerator::getRandomFloat ()</text:p>
      <text:p text:style-name="P12"/>
      <text:p text:style-name="P13">//Generates double number randomly between lowerBound and upperBound</text:p>
      <text:p text:style-name="P13">//and its fractional part is defined by precision (it can be integer value respectively 1,2,3,4).</text:p>
      <text:p text:style-name="P12"><text:span text:style-name="T51">double</text:span> <text:span text:style-name="T53">RandomNumberGenerator</text:span>::getRandomDouble(<text:span text:style-name="T51">double</text:span> lowerBound, <text:span text:style-name="T51">double</text:span> upperBound, <text:span text:style-name="T53">Precision</text:span> precision)</text:p>
      <text:p text:style-name="P12">{</text:p>
      <text:p text:style-name="P12"><text:s text:c="4"/><text:span text:style-name="T51">float</text:span> randomDouble;</text:p>
      <text:p text:style-name="P12"><text:s text:c="4"/></text:p>
      <text:p text:style-name="P12"><text:s text:c="4"/><text:span text:style-name="T51">int</text:span> multiplied_lower_bound;</text:p>
      <text:p text:style-name="P12"><text:s text:c="4"/><text:span text:style-name="T51">int</text:span> multiplied_upper_bound;</text:p>
      <text:p text:style-name="P12"><text:s text:c="4"/></text:p>
      <text:p text:style-name="P13"><text:span text:style-name="T1"><text:s text:c="4"/></text:span>//The size of the number's fractional part will be one.</text:p>
      <text:p text:style-name="P12"><text:s text:c="4"/><text:span text:style-name="T51">if</text:span>(precision == <text:span text:style-name="T53">ONE</text:span>)</text:p>
      <text:p text:style-name="P12"><text:s text:c="4"/>{</text:p>
      <text:p text:style-name="P13"><text:span text:style-name="T1"><text:s text:c="8"/></text:span>//Multiplies both lower and upper bound variables by pow(10,precision) and stores them different variables of type integer.</text:p>
      <text:p text:style-name="P12"><text:s text:c="8"/>multiplied_lower_bound = lowerBound * <text:span text:style-name="T53">pow</text:span>(10, precision);</text:p>
      <text:p text:style-name="P12"><text:s text:c="8"/>multiplied_upper_bound = upperBound * <text:span text:style-name="T53">pow</text:span>(10, precision);</text:p>
      <text:p text:style-name="P12"><text:s text:c="8"/></text:p>
      <text:p text:style-name="P13"><text:span text:style-name="T1"><text:s text:c="8"/></text:span>//Obtains a random integer value using multiplied boundaries and stores it in a float variable.</text:p>
      <text:p text:style-name="P12"><text:s text:c="8"/>randomDouble = <text:span text:style-name="T53">getRandomInteger</text:span>(multiplied_lower_bound, multiplied_upper_bound);</text:p>
      <text:p text:style-name="P12"><text:s text:c="8"/></text:p>
      <text:p text:style-name="P13"><text:span text:style-name="T1"><text:s text:c="8"/></text:span>//Divides obtained float value by pow(10,precision).</text:p>
      <text:p text:style-name="P12"><text:s text:c="8"/>randomDouble = randomDouble / <text:span text:style-name="T53">pow</text:span>(10,precision);</text:p>
      <text:p text:style-name="P12"><text:s text:c="4"/>}</text:p>
      <text:p text:style-name="P13"><text:span text:style-name="T1"><text:s text:c="4"/></text:span>//The size of the number's fractional part will be two.</text:p>
      <text:p text:style-name="P12"><text:s text:c="4"/><text:span text:style-name="T51">else</text:span> <text:span text:style-name="T51">if</text:span>(precision == <text:span text:style-name="T53">TWO</text:span>)</text:p>
      <text:p text:style-name="P12"><text:s text:c="4"/>{</text:p>
      <text:p text:style-name="P13"><text:span text:style-name="T1"><text:s text:c="8"/></text:span>//Multiplies both lower and upper bound variables by pow(10,precision) and stores them different variables of type integer.</text:p>
      <text:p text:style-name="P12"><text:s text:c="8"/>multiplied_lower_bound = lowerBound * <text:span text:style-name="T53">pow</text:span>(10, precision);</text:p>
      <text:p text:style-name="P12"><text:s text:c="8"/>multiplied_upper_bound = upperBound * <text:span text:style-name="T53">pow</text:span>(10, precision);</text:p>
      <text:p text:style-name="P12"><text:soft-page-break/><text:s text:c="8"/></text:p>
      <text:p text:style-name="P13"><text:span text:style-name="T1"><text:s text:c="8"/></text:span>//Obtains a random integer value using multiplied boundaries and stores it in a float variable.</text:p>
      <text:p text:style-name="P12"><text:s text:c="8"/>randomDouble = <text:span text:style-name="T53">getRandomInteger</text:span>(multiplied_lower_bound, multiplied_upper_bound);</text:p>
      <text:p text:style-name="P12"><text:s text:c="8"/></text:p>
      <text:p text:style-name="P13"><text:span text:style-name="T1"><text:s text:c="8"/></text:span>//Divides obtained float value by pow(10,precision).</text:p>
      <text:p text:style-name="P12"><text:s text:c="8"/>randomDouble = randomDouble / <text:span text:style-name="T53">pow</text:span>(10, precision);</text:p>
      <text:p text:style-name="P12"><text:s text:c="4"/>}</text:p>
      <text:p text:style-name="P13"><text:span text:style-name="T1"><text:s text:c="4"/></text:span>//The size of the number's fractional part will be three.</text:p>
      <text:p text:style-name="P12"><text:s text:c="4"/><text:span text:style-name="T51">else</text:span> <text:span text:style-name="T51">if</text:span>(precision == <text:span text:style-name="T53">THREE</text:span>)</text:p>
      <text:p text:style-name="P12"><text:s text:c="4"/>{</text:p>
      <text:p text:style-name="P13"><text:span text:style-name="T1"><text:s text:c="8"/></text:span>//Multiplies both lower and upper bound variables by pow(10,precision) and stores them different variables of type integer.</text:p>
      <text:p text:style-name="P12"><text:s text:c="8"/>multiplied_lower_bound = lowerBound * <text:span text:style-name="T53">pow</text:span>(10, precision);</text:p>
      <text:p text:style-name="P12"><text:s text:c="8"/>multiplied_upper_bound = upperBound * <text:span text:style-name="T53">pow</text:span>(10, precision);</text:p>
      <text:p text:style-name="P12"><text:s text:c="8"/></text:p>
      <text:p text:style-name="P13"><text:span text:style-name="T1"><text:s text:c="8"/></text:span>//Obtains a random integer value using multiplied boundaries and stores it in a float variable.</text:p>
      <text:p text:style-name="P12"><text:s text:c="8"/>randomDouble = <text:span text:style-name="T53">getRandomInteger</text:span>(multiplied_lower_bound, multiplied_upper_bound);</text:p>
      <text:p text:style-name="P12"><text:s text:c="8"/></text:p>
      <text:p text:style-name="P13"><text:span text:style-name="T1"><text:s text:c="8"/></text:span>//Divides obtained float value by pow(10,precision).</text:p>
      <text:p text:style-name="P12"><text:s text:c="8"/>randomDouble = randomDouble / <text:span text:style-name="T53">pow</text:span>(10, precision);</text:p>
      <text:p text:style-name="P12"><text:s text:c="4"/>}</text:p>
      <text:p text:style-name="P13"><text:span text:style-name="T1"><text:s text:c="4"/></text:span>//The size of the number's fractional part will be four.</text:p>
      <text:p text:style-name="P12"><text:s text:c="4"/><text:span text:style-name="T51">else</text:span> <text:span text:style-name="T51">if</text:span>(precision == <text:span text:style-name="T53">FOUR</text:span>)</text:p>
      <text:p text:style-name="P12"><text:s text:c="4"/>{</text:p>
      <text:p text:style-name="P13"><text:span text:style-name="T1"><text:s text:c="8"/></text:span>//Multiplies both lower and upper bound variables by pow(10,precision) and stores them different variables of type integer.</text:p>
      <text:p text:style-name="P12"><text:s text:c="8"/>multiplied_lower_bound = lowerBound * <text:span text:style-name="T53">pow</text:span>(10, precision);</text:p>
      <text:p text:style-name="P12"><text:s text:c="8"/>multiplied_upper_bound = upperBound * <text:span text:style-name="T53">pow</text:span>(10, precision);</text:p>
      <text:p text:style-name="P12"><text:s text:c="8"/></text:p>
      <text:p text:style-name="P13"><text:span text:style-name="T1"><text:s text:c="8"/></text:span>//Obtains a random integer value using multiplied boundaries and stores it in a float variable.</text:p>
      <text:p text:style-name="P12"><text:s text:c="8"/>randomDouble = <text:span text:style-name="T53">getRandomInteger</text:span>(multiplied_lower_bound, multiplied_upper_bound);</text:p>
      <text:p text:style-name="P12"><text:s text:c="8"/></text:p>
      <text:p text:style-name="P13"><text:span text:style-name="T1"><text:s text:c="8"/></text:span>//Divides obtained float value by pow(10,precision).</text:p>
      <text:p text:style-name="P12"><text:s text:c="8"/>randomDouble = randomDouble / <text:span text:style-name="T53">pow</text:span>(10, precision);</text:p>
      <text:p text:style-name="P12"><text:s text:c="4"/>}</text:p>
      <text:p text:style-name="P12"><text:s text:c="4"/></text:p>
      <text:p text:style-name="P12"><text:s text:c="4"/><text:span text:style-name="T51">return</text:span> randomDouble;</text:p>
      <text:p text:style-name="P13"><text:span text:style-name="T1">}</text:span>//end RandomNumberGenerator::getRandomDouble ()</text:p>
      <text:p text:style-name="P12"/>
      <text:p text:style-name="P13">//Generates a character randomly intended character type (it is defined by CharacterType enum).</text:p>
      <text:p text:style-name="P12"><text:span text:style-name="T51">char</text:span> <text:span text:style-name="T53">RandomNumberGenerator</text:span>::getRandomCharacter(<text:span text:style-name="T53">CharacterType</text:span> characterType)</text:p>
      <text:p text:style-name="P12">{</text:p>
      <text:p text:style-name="P12"><text:s text:c="4"/><text:span text:style-name="T51">char</text:span> randomCharacter;</text:p>
      <text:p text:style-name="P13"><text:span text:style-name="T1"><text:s text:c="4"/></text:span>// <text:s/>In the ASCII table:</text:p>
      <text:p text:style-name="P13"><text:span text:style-name="T1"><text:s text:c="4"/></text:span>// <text:s/>The upper letters are between 65(A) and 90(Z)</text:p>
      <text:p text:style-name="P13"><text:span text:style-name="T1"><text:s text:c="4"/></text:span>// <text:s/>The lower letters are between 97(a) and 122(z)</text:p>
      <text:p text:style-name="P13"><text:span text:style-name="T1"><text:s text:c="4"/></text:span>// <text:s/>The digits are between 48(0) and 57(9)</text:p>
      <text:p text:style-name="P12"><text:soft-page-break/></text:p>
      <text:p text:style-name="P12"><text:s text:c="4"/><text:span text:style-name="T51">if</text:span>(characterType == <text:span text:style-name="T53">UPPER_LETTER</text:span>)</text:p>
      <text:p text:style-name="P12"><text:s text:c="4"/>{</text:p>
      <text:p text:style-name="P12"><text:s text:c="8"/>randomCharacter =(<text:span text:style-name="T51">char</text:span>)<text:span text:style-name="T53">getRandomInteger</text:span>(65, 90);;</text:p>
      <text:p text:style-name="P12"><text:s text:c="4"/>}</text:p>
      <text:p text:style-name="P12"><text:s text:c="4"/><text:span text:style-name="T51">else</text:span> <text:span text:style-name="T51">if</text:span>(characterType == <text:span text:style-name="T53">LOWER_LETTER</text:span>)</text:p>
      <text:p text:style-name="P12"><text:s text:c="4"/>{</text:p>
      <text:p text:style-name="P12"><text:s text:c="8"/>randomCharacter = (<text:span text:style-name="T51">char</text:span>)<text:span text:style-name="T53">getRandomInteger</text:span>(97, 122);</text:p>
      <text:p text:style-name="P12"><text:s text:c="4"/>}</text:p>
      <text:p text:style-name="P12"><text:s text:c="4"/><text:span text:style-name="T51">else</text:span> <text:span text:style-name="T51">if</text:span>(characterType == <text:span text:style-name="T53">DIGIT</text:span>)</text:p>
      <text:p text:style-name="P12"><text:s text:c="4"/>{</text:p>
      <text:p text:style-name="P13"><text:span text:style-name="T1"><text:s text:c="8"/></text:span>// <text:s/>getRandomInteger(0, 9);</text:p>
      <text:p text:style-name="P12"><text:s text:c="8"/>randomCharacter = (<text:span text:style-name="T51">char</text:span>)<text:span text:style-name="T53">getRandomInteger</text:span>(48, 57);</text:p>
      <text:p text:style-name="P12"><text:s text:c="4"/>}</text:p>
      <text:p text:style-name="P12"><text:s text:c="4"/></text:p>
      <text:p text:style-name="P12"><text:s text:c="4"/><text:span text:style-name="T51">return</text:span> randomCharacter;</text:p>
      <text:p text:style-name="P13"><text:span text:style-name="T1">}</text:span>//end RandomNumberGenerator::getRandomCharacter ()</text:p>
      <text:p text:style-name="P12"/>
      <text:p text:style-name="P13">//Generates a circle whose radius will be between given parameters minRadius and maxRadius</text:p>
      <text:p text:style-name="P13">//and its fractional part is defined by precision (it can be integer value respectively 1,2,3,4).</text:p>
      <text:p text:style-name="P12"><text:span text:style-name="T53">Circle</text:span> <text:span text:style-name="T53">RandomNumberGenerator</text:span>::getRandomCircle(<text:span text:style-name="T51">float</text:span> minRadius, <text:span text:style-name="T51">float</text:span> maxRadius, <text:span text:style-name="T53">Precision</text:span> precision)</text:p>
      <text:p text:style-name="P12">{</text:p>
      <text:p text:style-name="P12"><text:s text:c="4"/><text:span text:style-name="T53">Circle</text:span> circ;</text:p>
      <text:p text:style-name="P12"><text:s text:c="4"/></text:p>
      <text:p text:style-name="P13"><text:span text:style-name="T1"><text:s text:c="4"/></text:span>//circ.setRadius( getRandomDouble(minRadius, maxRadius, precision) );</text:p>
      <text:p text:style-name="P12"><text:s text:c="4"/><text:span text:style-name="T51">double</text:span> random_Radius = <text:span text:style-name="T53">getRandomDouble</text:span>(minRadius, maxRadius, precision);</text:p>
      <text:p text:style-name="P12"><text:s text:c="4"/>circ.<text:span text:style-name="T53">setRadius</text:span>(random_Radius);</text:p>
      <text:p text:style-name="P12"><text:s text:c="4"/></text:p>
      <text:p text:style-name="P13"><text:span text:style-name="T1"><text:s text:c="4"/></text:span>//circ.setCenterX( getRandomFloat(minRadius, maxRadius, precision) );</text:p>
      <text:p text:style-name="P12"><text:s text:c="4"/><text:span text:style-name="T51">float</text:span> random_Center_X = <text:span text:style-name="T53">getRandomFloat</text:span>(minRadius, maxRadius, precision);</text:p>
      <text:p text:style-name="P12"><text:s text:c="4"/>circ.<text:span text:style-name="T53">setCenterX</text:span>(random_Center_X);</text:p>
      <text:p text:style-name="P12"><text:s text:c="4"/></text:p>
      <text:p text:style-name="P13"><text:span text:style-name="T1"><text:s text:c="4"/></text:span>//circ.setCenterY( getRandomFloat(minRadius, maxRadius, precision) );</text:p>
      <text:p text:style-name="P12"><text:s text:c="4"/><text:span text:style-name="T51">float</text:span> random_Center_Y = <text:span text:style-name="T53">getRandomFloat</text:span>(minRadius, maxRadius, precision);</text:p>
      <text:p text:style-name="P12"><text:s text:c="4"/>circ.<text:span text:style-name="T53">setCenterY</text:span>(random_Center_Y);</text:p>
      <text:p text:style-name="P12"><text:s text:c="4"/></text:p>
      <text:p text:style-name="P12"><text:s text:c="4"/><text:span text:style-name="T51">return</text:span> circ;</text:p>
      <text:p text:style-name="P13"><text:span text:style-name="T1">}</text:span>//end RandomNumberGenerator::getRandomCircle ()</text:p>
      <text:p text:style-name="P12"/>
      <text:p text:style-name="P12"/>
      <text:p text:style-name="P11">/*****************************************</text:p>
      <text:p text:style-name="P11"><text:s/>* RandomNumberGeneratorTestMain.cpp <text:s text:c="4"/>*</text:p>
      <text:p text:style-name="P11"><text:s/>*****************************************</text:p>
      <text:p text:style-name="P11"><text:s/>* IDE : Xcode <text:s text:c="26"/>*</text:p>
      <text:p text:style-name="P11"><text:s/>* Author : Şafak AKINCI <text:s text:c="16"/>*</text:p>
      <text:p text:style-name="P11"><text:s/>* Experiment 4: Classes And Objects-I <text:s text:c="2"/>*</text:p>
      <text:p text:style-name="P11"><text:s/>*****************************************/</text:p>
      <text:p text:style-name="P12"><text:soft-page-break/></text:p>
      <text:p text:style-name="P13"><text:span text:style-name="T51">#include </text:span><text:span text:style-name="T52">"RandomNumberGenerator.h"</text:span><text:span text:style-name="T51"> <text:s text:c="5"/></text:span>//To use functions which is declared in RandomNumberGenerator.h .</text:p>
      <text:p text:style-name="P13"><text:span text:style-name="T51">#include </text:span><text:span text:style-name="T52">&lt;iostream&gt;</text:span><text:span text:style-name="T51"> <text:s text:c="20"/></text:span>//To use standart input output functions.</text:p>
      <text:p text:style-name="P13"><text:span text:style-name="T51">using</text:span><text:span text:style-name="T1"> </text:span><text:span text:style-name="T51">namespace</text:span><text:span text:style-name="T1"> </text:span><text:span text:style-name="T53">std</text:span><text:span text:style-name="T1">; <text:s text:c="19"/></text:span>//To use standart input and output functions under the "std" namespace.</text:p>
      <text:p text:style-name="P12"/>
      <text:p text:style-name="P13">//Checks the integer number that is generated by getRandomInteger function whether it is between asked range or not.</text:p>
      <text:p text:style-name="P12"><text:span text:style-name="T51">void</text:span> TEST_RandomInteger(<text:span text:style-name="T53">RandomNumberGenerator</text:span>&amp; generator, <text:span text:style-name="T51">int</text:span> lowerBound, <text:span text:style-name="T51">int</text:span> upperBound)</text:p>
      <text:p text:style-name="P12">{</text:p>
      <text:p text:style-name="P12"><text:s text:c="4"/><text:span text:style-name="T51">int</text:span> randomNumber = generator.<text:span text:style-name="T53">getRandomInteger</text:span>(lowerBound, upperBound);</text:p>
      <text:p text:style-name="P12"><text:s text:c="4"/></text:p>
      <text:p text:style-name="P12"><text:s text:c="4"/><text:span text:style-name="T51">if</text:span> (randomNumber &gt;= lowerBound &amp;&amp; randomNumber &lt;= upperBound)</text:p>
      <text:p text:style-name="P12"><text:s text:c="4"/>{</text:p>
      <text:p text:style-name="P12"><text:s text:c="8"/><text:span text:style-name="T53">cout</text:span> &lt;&lt; <text:span text:style-name="T52">"SUCCESS:"</text:span> &lt;&lt; randomNumber &lt;&lt; <text:span text:style-name="T53">endl</text:span>;</text:p>
      <text:p text:style-name="P12"><text:s text:c="4"/>}</text:p>
      <text:p text:style-name="P12"><text:s text:c="4"/><text:span text:style-name="T51">else</text:span></text:p>
      <text:p text:style-name="P12"><text:s text:c="4"/>{</text:p>
      <text:p text:style-name="P16"><text:span text:style-name="T1"><text:s text:c="8"/></text:span><text:span text:style-name="T53">cout</text:span><text:span text:style-name="T1"> &lt;&lt; </text:span>"FAILURE : Obtained number is not between the range ["<text:span text:style-name="T1"> &lt;&lt;</text:span></text:p>
      <text:p text:style-name="P12"><text:s text:c="8"/>lowerBound &lt;&lt; <text:span text:style-name="T52">","</text:span> &lt;&lt; upperBound &lt;&lt; <text:span text:style-name="T52">"]"</text:span> &lt;&lt; <text:span text:style-name="T53">endl</text:span>;</text:p>
      <text:p text:style-name="P12"><text:s text:c="4"/>}</text:p>
      <text:p text:style-name="P13"><text:span text:style-name="T1">}</text:span>//end TEST_RandomInteger ()</text:p>
      <text:p text:style-name="P12"/>
      <text:p text:style-name="P13">//Checks the float number that is generated by getRandomFloat function whether it is between asked range or not.</text:p>
      <text:p text:style-name="P12"><text:span text:style-name="T51">void</text:span> TEST_RandomFloat(<text:span text:style-name="T53">RandomNumberGenerator</text:span>&amp; generator, <text:span text:style-name="T51">float</text:span> lowerBound, <text:span text:style-name="T51">float</text:span> upperBound, <text:span text:style-name="T53">RandomNumberGenerator</text:span>::<text:span text:style-name="T53">Precision</text:span> precision)</text:p>
      <text:p text:style-name="P12">{</text:p>
      <text:p text:style-name="P12"><text:s text:c="4"/><text:span text:style-name="T51">float</text:span> randomNumber = generator.<text:span text:style-name="T53">getRandomFloat</text:span>(lowerBound, upperBound, precision);</text:p>
      <text:p text:style-name="P12"><text:s text:c="4"/></text:p>
      <text:p text:style-name="P12"><text:s text:c="4"/><text:span text:style-name="T51">if</text:span> (randomNumber &gt;= lowerBound &amp;&amp; randomNumber &lt;= upperBound)</text:p>
      <text:p text:style-name="P12"><text:s text:c="4"/>{</text:p>
      <text:p text:style-name="P12"><text:s text:c="8"/><text:span text:style-name="T53">cout</text:span> &lt;&lt; <text:span text:style-name="T52">"SUCCESS:"</text:span> &lt;&lt; randomNumber &lt;&lt; <text:span text:style-name="T53">endl</text:span>;</text:p>
      <text:p text:style-name="P12"><text:s text:c="4"/>}</text:p>
      <text:p text:style-name="P12"><text:s text:c="4"/><text:span text:style-name="T51">else</text:span></text:p>
      <text:p text:style-name="P12"><text:s text:c="4"/>{</text:p>
      <text:p text:style-name="P16"><text:span text:style-name="T1"><text:s text:c="8"/></text:span><text:span text:style-name="T53">cout</text:span><text:span text:style-name="T1"> &lt;&lt; </text:span>"FAILURE : Obtained number is not between the range ["<text:span text:style-name="T1"> &lt;&lt;</text:span></text:p>
      <text:p text:style-name="P12"><text:s text:c="8"/>lowerBound &lt;&lt; <text:span text:style-name="T52">","</text:span> &lt;&lt; upperBound &lt;&lt; <text:span text:style-name="T52">"]"</text:span> &lt;&lt; <text:span text:style-name="T53">endl</text:span>;</text:p>
      <text:p text:style-name="P12"><text:s text:c="4"/>}</text:p>
      <text:p text:style-name="P12"><text:s text:c="4"/></text:p>
      <text:p text:style-name="P13"><text:span text:style-name="T1">}</text:span>//end TEST_RandomFloat ()</text:p>
      <text:p text:style-name="P12"/>
      <text:p text:style-name="P13">//Checks the double number that is generated by getRandomDouble function whether it is between asked range or not.</text:p>
      <text:p text:style-name="P12"><text:span text:style-name="T51">void</text:span> TEST_RandomDouble(<text:span text:style-name="T53">RandomNumberGenerator</text:span>&amp; generator, <text:span text:style-name="T51">double</text:span> lowerBound, <text:span text:style-name="T51">double</text:span> upperBound, <text:span text:style-name="T53">RandomNumberGenerator</text:span>::<text:span text:style-name="T53">Precision</text:span> precision)</text:p>
      <text:p text:style-name="P12">{</text:p>
      <text:p text:style-name="P12"><text:s text:c="4"/><text:span text:style-name="T51">double</text:span> randomNumber = generator.<text:span text:style-name="T53">getRandomDouble</text:span>(lowerBound, upperBound, precision);</text:p>
      <text:p text:style-name="P12"><text:s text:c="4"/></text:p>
      <text:p text:style-name="P12"><text:s text:c="4"/><text:span text:style-name="T51">if</text:span> (randomNumber &gt;= lowerBound &amp;&amp; randomNumber &lt;= upperBound)</text:p>
      <text:p text:style-name="P12"><text:s text:c="4"/>{</text:p>
      <text:p text:style-name="P12"><text:soft-page-break/><text:s text:c="8"/><text:span text:style-name="T53">cout</text:span> &lt;&lt; <text:span text:style-name="T52">"SUCCESS:"</text:span> &lt;&lt; randomNumber &lt;&lt; <text:span text:style-name="T53">endl</text:span>;</text:p>
      <text:p text:style-name="P12"><text:s text:c="4"/>}</text:p>
      <text:p text:style-name="P12"><text:s text:c="4"/><text:span text:style-name="T51">else</text:span></text:p>
      <text:p text:style-name="P12"><text:s text:c="4"/>{</text:p>
      <text:p text:style-name="P16"><text:span text:style-name="T1"><text:s text:c="8"/></text:span><text:span text:style-name="T53">cout</text:span><text:span text:style-name="T1"> &lt;&lt; </text:span>"FAILURE : Obtained number is not between the range ["<text:span text:style-name="T1"> &lt;&lt;</text:span></text:p>
      <text:p text:style-name="P12"><text:s text:c="8"/>lowerBound &lt;&lt; <text:span text:style-name="T52">","</text:span> &lt;&lt; upperBound &lt;&lt; <text:span text:style-name="T52">"]"</text:span> &lt;&lt; <text:span text:style-name="T53">endl</text:span>;</text:p>
      <text:p text:style-name="P12"><text:s text:c="4"/>}</text:p>
      <text:p text:style-name="P13"><text:span text:style-name="T1">}</text:span>//end TEST_RandomDouble ()</text:p>
      <text:p text:style-name="P12"/>
      <text:p text:style-name="P13">//Gets a character that is created by getRandomCharacter function, and prints "SUCCESS".</text:p>
      <text:p text:style-name="P15"><text:span text:style-name="T51">void</text:span><text:span text:style-name="T1"> TEST_RandomCharacter(</text:span>RandomNumberGenerator<text:span text:style-name="T1">&amp; generator, </text:span>RandomNumberGenerator<text:span text:style-name="T1">::</text:span>CharacterType<text:span text:style-name="T1"> type)</text:span></text:p>
      <text:p text:style-name="P12">{</text:p>
      <text:p text:style-name="P12"><text:s text:c="4"/><text:span text:style-name="T51">char</text:span> randomCharacter = generator.<text:span text:style-name="T53">getRandomCharacter</text:span>(type);</text:p>
      <text:p text:style-name="P12"><text:s text:c="4"/></text:p>
      <text:p text:style-name="P12"><text:s text:c="4"/><text:span text:style-name="T53">cout</text:span> &lt;&lt; <text:span text:style-name="T52">"SUCCESS:"</text:span> &lt;&lt; randomCharacter &lt;&lt; <text:span text:style-name="T53">endl</text:span>;</text:p>
      <text:p text:style-name="P13"><text:span text:style-name="T1">}</text:span>//TEST_RandomCharacter ()</text:p>
      <text:p text:style-name="P12"/>
      <text:p text:style-name="P13">//Gets a circle object that is created by getRandomCircle function (RandomNumberGenerator's class function),</text:p>
      <text:p text:style-name="P13">//and prints its private members (centerX, centerY, radius).</text:p>
      <text:p text:style-name="P12"><text:span text:style-name="T51">void</text:span> TEST_RandomCircle(<text:span text:style-name="T53">RandomNumberGenerator</text:span>&amp; generator, <text:span text:style-name="T51">float</text:span> lowerBound, <text:span text:style-name="T51">float</text:span> upperBound, <text:span text:style-name="T53">RandomNumberGenerator</text:span>::<text:span text:style-name="T53">Precision</text:span> precision)</text:p>
      <text:p text:style-name="P12">{</text:p>
      <text:p text:style-name="P12"><text:s text:c="4"/><text:span text:style-name="T53">Circle</text:span> crc = generator.<text:span text:style-name="T53">getRandomCircle</text:span>(lowerBound, upperBound, precision);</text:p>
      <text:p text:style-name="P12"><text:s text:c="4"/><text:span text:style-name="T53">cout</text:span>&lt;&lt;<text:span text:style-name="T52">"Radius:\t"</text:span>&lt;&lt;crc.<text:span text:style-name="T53">getRadius</text:span>()&lt;&lt;<text:span text:style-name="T53">endl</text:span>;</text:p>
      <text:p text:style-name="P15"><text:span text:style-name="T1"><text:s text:c="4"/></text:span>cout<text:span text:style-name="T1">&lt;&lt;</text:span><text:span text:style-name="T52">"CenterX:\t"</text:span><text:span text:style-name="T1">&lt;&lt;crc.</text:span>getCenterX<text:span text:style-name="T1">()&lt;&lt;</text:span>endl<text:span text:style-name="T1">;</text:span></text:p>
      <text:p text:style-name="P15"><text:span text:style-name="T1"><text:s text:c="4"/></text:span>cout<text:span text:style-name="T1">&lt;&lt;</text:span><text:span text:style-name="T52">"CenterY:\t"</text:span><text:span text:style-name="T1">&lt;&lt;crc.</text:span>getCenterY<text:span text:style-name="T1">()&lt;&lt;</text:span>endl<text:span text:style-name="T1">;</text:span></text:p>
      <text:p text:style-name="P12">}</text:p>
      <text:p text:style-name="P12"/>
      <text:p text:style-name="P12"><text:span text:style-name="T51">int</text:span> main ()</text:p>
      <text:p text:style-name="P12">{</text:p>
      <text:p text:style-name="P15"><text:span text:style-name="T1"><text:s text:c="4"/></text:span>RandomNumberGenerator<text:span text:style-name="T1"> generator;</text:span></text:p>
      <text:p text:style-name="P12"><text:s text:c="4"/></text:p>
      <text:p text:style-name="P16"><text:span text:style-name="T1"><text:s text:c="4"/></text:span><text:span text:style-name="T53">cout</text:span><text:span text:style-name="T1">&lt;&lt; </text:span>"+---------------------+"<text:span text:style-name="T1"> &lt;&lt; </text:span><text:span text:style-name="T53">endl</text:span></text:p>
      <text:p text:style-name="P16"><text:span text:style-name="T1"><text:s text:c="8"/>&lt;&lt; </text:span>"| Random Integer Test |"<text:span text:style-name="T1"> &lt;&lt; </text:span><text:span text:style-name="T53">endl</text:span></text:p>
      <text:p text:style-name="P16"><text:span text:style-name="T1"><text:s text:c="8"/>&lt;&lt; </text:span>"+---------------------+"<text:span text:style-name="T1"> &lt;&lt; </text:span><text:span text:style-name="T53">endl</text:span><text:span text:style-name="T1">;</text:span></text:p>
      <text:p text:style-name="P12"><text:s text:c="4"/></text:p>
      <text:p text:style-name="P12"><text:s text:c="4"/><text:span text:style-name="T53">TEST_RandomInteger</text:span>(generator, 5, 20);</text:p>
      <text:p text:style-name="P12"><text:s text:c="4"/><text:span text:style-name="T53">TEST_RandomInteger</text:span>(generator, 2, 60);</text:p>
      <text:p text:style-name="P12"><text:s text:c="4"/></text:p>
      <text:p text:style-name="P16"><text:span text:style-name="T1"><text:s text:c="4"/></text:span><text:span text:style-name="T53">cout</text:span><text:span text:style-name="T1">&lt;&lt; </text:span>"+-------------------+"<text:span text:style-name="T1"> &lt;&lt; </text:span><text:span text:style-name="T53">endl</text:span></text:p>
      <text:p text:style-name="P16"><text:span text:style-name="T1"><text:s text:c="8"/>&lt;&lt; </text:span>"| Random Float Test |"<text:span text:style-name="T1"> &lt;&lt; </text:span><text:span text:style-name="T53">endl</text:span></text:p>
      <text:p text:style-name="P16"><text:span text:style-name="T1"><text:s text:c="8"/>&lt;&lt; </text:span>"+-------------------+"<text:span text:style-name="T1"> &lt;&lt; </text:span><text:span text:style-name="T53">endl</text:span><text:span text:style-name="T1">;</text:span></text:p>
      <text:p text:style-name="P12"><text:s text:c="4"/></text:p>
      <text:p text:style-name="P15"><text:span text:style-name="T1"><text:s text:c="4"/></text:span>TEST_RandomFloat<text:span text:style-name="T1">(generator, 5, 20, </text:span>RandomNumberGenerator<text:span text:style-name="T1">::</text:span>Precision<text:span text:style-name="T1">::</text:span>ONE<text:span text:style-name="T1">);</text:span></text:p>
      <text:p text:style-name="P15"><text:span text:style-name="T1"><text:s text:c="4"/></text:span>TEST_RandomFloat<text:span text:style-name="T1">(generator, 5, 20, </text:span>RandomNumberGenerator<text:span text:style-name="T1">::</text:span>Precision<text:span text:style-name="T1">::</text:span>TWO<text:span text:style-name="T1">);</text:span></text:p>
      <text:p text:style-name="P15"><text:span text:style-name="T1"><text:s text:c="4"/></text:span>TEST_RandomFloat<text:span text:style-name="T1">(generator, 5, 20, </text:span>RandomNumberGenerator<text:span text:style-name="T1">::</text:span>Precision<text:span text:style-name="T1">::</text:span>THREE<text:span text:style-name="T1">);</text:span></text:p>
      <text:p text:style-name="P15"><text:span text:style-name="T1"><text:s text:c="4"/></text:span>TEST_RandomFloat<text:span text:style-name="T1">(generator, 5, 20, </text:span>RandomNumberGenerator<text:span text:style-name="T1">::</text:span>Precision<text:span text:style-name="T1">::</text:span>FOUR<text:span text:style-name="T1">);</text:span></text:p>
      <text:p text:style-name="P12"><text:soft-page-break/><text:s text:c="4"/></text:p>
      <text:p text:style-name="P16"><text:span text:style-name="T1"><text:s text:c="4"/></text:span><text:span text:style-name="T53">cout</text:span><text:span text:style-name="T1">&lt;&lt; </text:span>"+--------------------+"<text:span text:style-name="T1"> &lt;&lt; </text:span><text:span text:style-name="T53">endl</text:span></text:p>
      <text:p text:style-name="P16"><text:span text:style-name="T1"><text:s text:c="8"/>&lt;&lt; </text:span>"| Random Double Test |"<text:span text:style-name="T1"> &lt;&lt; </text:span><text:span text:style-name="T53">endl</text:span></text:p>
      <text:p text:style-name="P16"><text:span text:style-name="T1"><text:s text:c="8"/>&lt;&lt; </text:span>"+--------------------+"<text:span text:style-name="T1"> &lt;&lt; </text:span><text:span text:style-name="T53">endl</text:span><text:span text:style-name="T1">;</text:span></text:p>
      <text:p text:style-name="P12"><text:s text:c="4"/></text:p>
      <text:p text:style-name="P15"><text:span text:style-name="T1"><text:s text:c="4"/></text:span>TEST_RandomDouble<text:span text:style-name="T1">(generator, 5, 20, </text:span>RandomNumberGenerator<text:span text:style-name="T1">::</text:span>Precision<text:span text:style-name="T1">::</text:span>ONE<text:span text:style-name="T1">);</text:span></text:p>
      <text:p text:style-name="P15"><text:span text:style-name="T1"><text:s text:c="4"/></text:span>TEST_RandomDouble<text:span text:style-name="T1">(generator, 5, 20, </text:span>RandomNumberGenerator<text:span text:style-name="T1">::</text:span>Precision<text:span text:style-name="T1">::</text:span>TWO<text:span text:style-name="T1">);</text:span></text:p>
      <text:p text:style-name="P15"><text:span text:style-name="T1"><text:s text:c="4"/></text:span>TEST_RandomDouble<text:span text:style-name="T1">(generator, 5, 20, </text:span>RandomNumberGenerator<text:span text:style-name="T1">::</text:span>Precision<text:span text:style-name="T1">::</text:span>THREE<text:span text:style-name="T1">);</text:span></text:p>
      <text:p text:style-name="P15"><text:span text:style-name="T1"><text:s text:c="4"/></text:span>TEST_RandomDouble<text:span text:style-name="T1">(generator, 5, 20, </text:span>RandomNumberGenerator<text:span text:style-name="T1">::</text:span>Precision<text:span text:style-name="T1">::</text:span>FOUR<text:span text:style-name="T1">);</text:span></text:p>
      <text:p text:style-name="P12"><text:s text:c="4"/></text:p>
      <text:p text:style-name="P16"><text:span text:style-name="T1"><text:s text:c="4"/></text:span><text:span text:style-name="T53">cout</text:span><text:span text:style-name="T1">&lt;&lt; </text:span>"+-----------------------+"<text:span text:style-name="T1"> &lt;&lt; </text:span><text:span text:style-name="T53">endl</text:span></text:p>
      <text:p text:style-name="P16"><text:span text:style-name="T1"><text:s text:c="8"/>&lt;&lt; </text:span>"| Random Character Test |"<text:span text:style-name="T1"> &lt;&lt; </text:span><text:span text:style-name="T53">endl</text:span></text:p>
      <text:p text:style-name="P16"><text:span text:style-name="T1"><text:s text:c="8"/>&lt;&lt; </text:span>"+-----------------------+"<text:span text:style-name="T1"> &lt;&lt; </text:span><text:span text:style-name="T53">endl</text:span><text:span text:style-name="T1">;</text:span></text:p>
      <text:p text:style-name="P12"><text:s text:c="4"/></text:p>
      <text:p text:style-name="P15"><text:span text:style-name="T1"><text:s text:c="4"/></text:span>TEST_RandomCharacter<text:span text:style-name="T1">(generator, </text:span>RandomNumberGenerator<text:span text:style-name="T1">::</text:span>CharacterType<text:span text:style-name="T1">::</text:span>LOWER_LETTER<text:span text:style-name="T1">);</text:span></text:p>
      <text:p text:style-name="P15"><text:span text:style-name="T1"><text:s text:c="4"/></text:span>TEST_RandomCharacter<text:span text:style-name="T1">(generator, </text:span>RandomNumberGenerator<text:span text:style-name="T1">::</text:span>CharacterType<text:span text:style-name="T1">::</text:span>UPPER_LETTER<text:span text:style-name="T1">);</text:span></text:p>
      <text:p text:style-name="P15"><text:span text:style-name="T1"><text:s text:c="4"/></text:span>TEST_RandomCharacter<text:span text:style-name="T1">(generator, </text:span>RandomNumberGenerator<text:span text:style-name="T1">::</text:span>CharacterType<text:span text:style-name="T1">::</text:span>DIGIT<text:span text:style-name="T1">);</text:span></text:p>
      <text:p text:style-name="P12"><text:s text:c="4"/></text:p>
      <text:p text:style-name="P13"><text:span text:style-name="T1"><text:s text:c="4"/></text:span>// <text:s text:c="3"/>AT QUIZ</text:p>
      <text:p text:style-name="P16"><text:span text:style-name="T1"><text:s text:c="4"/></text:span><text:span text:style-name="T53">cout</text:span><text:span text:style-name="T1">&lt;&lt; </text:span>"+-----------------------+"<text:span text:style-name="T1"> &lt;&lt; </text:span><text:span text:style-name="T53">endl</text:span></text:p>
      <text:p text:style-name="P16"><text:span text:style-name="T1"><text:s text:c="8"/>&lt;&lt; </text:span>"| <text:s text:c="3"/>Random Circle <text:s text:c="5"/>|"<text:span text:style-name="T1"> &lt;&lt; </text:span><text:span text:style-name="T53">endl</text:span></text:p>
      <text:p text:style-name="P16"><text:span text:style-name="T1"><text:s text:c="8"/>&lt;&lt; </text:span>"+-----------------------+"<text:span text:style-name="T1"> &lt;&lt; </text:span><text:span text:style-name="T53">endl</text:span><text:span text:style-name="T1">;</text:span></text:p>
      <text:p text:style-name="P12"><text:s text:c="4"/></text:p>
      <text:p text:style-name="P15"><text:span text:style-name="T1"><text:s text:c="4"/></text:span>TEST_RandomCircle<text:span text:style-name="T1">(generator, 5, 20, </text:span>RandomNumberGenerator<text:span text:style-name="T1">::</text:span>Precision<text:span text:style-name="T1">::</text:span>ONE<text:span text:style-name="T1">);</text:span></text:p>
      <text:p text:style-name="P12"><text:s text:c="4"/></text:p>
      <text:p text:style-name="P12"><text:s text:c="4"/><text:span text:style-name="T51">return</text:span> 0;</text:p>
      <text:p text:style-name="P12"><text:s text:c="4"/></text:p>
      <text:p text:style-name="P13"><text:span text:style-name="T1">}</text:span>//end main ()</text:p>
      <text:p text:style-name="P12"/>
      <text:p text:style-name="P12"/>
      <text:p text:style-name="P17">Lab Exercise 2 – Vehicle</text:p>
      <text:p text:style-name="P12"/>
      <text:p text:style-name="P11">/*****************************************</text:p>
      <text:p text:style-name="P11"><text:s/>* Vehicle.h <text:s text:c="28"/>*</text:p>
      <text:p text:style-name="P11"><text:s/>*****************************************</text:p>
      <text:p text:style-name="P11"><text:s/>* IDE : Xcode <text:s text:c="26"/>*</text:p>
      <text:p text:style-name="P11"><text:s/>* Author : Şafak AKINCI <text:s text:c="16"/>*</text:p>
      <text:p text:style-name="P11"><text:s/>* Experiment 4: Classes And Objects-I <text:s text:c="2"/>*</text:p>
      <text:p text:style-name="P11"><text:s/>*****************************************/</text:p>
      <text:p text:style-name="P12"/>
      <text:p text:style-name="P13">/*</text:p>
      <text:p text:style-name="P13"><text:s text:c="4"/>In the C and C++ programming languages, " #pragma once " is a non-standard</text:p>
      <text:p text:style-name="P13"><text:s/>but widely supported preprocessor directive designed</text:p>
      <text:p text:style-name="P13"><text:s/>to cause the current source file to be included ONLY ONCE IN A SINGLE COMPILATION.</text:p>
      <text:p text:style-name="P13"><text:s text:c="4"/>" #pragma once " has several advantages, including:</text:p>
      <text:p text:style-name="P13"><text:s/>less code, avoidance of name clashes, and sometimes improvement in compilation speed.</text:p>
      <text:p text:style-name="P13"><text:s/></text:p>
      <text:p text:style-name="P13"><text:soft-page-break/><text:s/>*** In this case, because of the #pragma once preprocessor directive (it works for Visual Studio),</text:p>
      <text:p text:style-name="P13"><text:s/>*** Vehicle.h file will compile just for once.</text:p>
      <text:p text:style-name="P13"><text:s/>*/</text:p>
      <text:p text:style-name="P12"/>
      <text:p text:style-name="P14">#pragma once</text:p>
      <text:p text:style-name="P13"><text:span text:style-name="T51">#include </text:span><text:span text:style-name="T52">&lt;iostream&gt;</text:span><text:span text:style-name="T51"> <text:s text:c="16"/></text:span>//To use standart input output</text:p>
      <text:p text:style-name="P13"><text:span text:style-name="T51">using</text:span><text:span text:style-name="T1"> </text:span><text:span text:style-name="T51">namespace</text:span><text:span text:style-name="T1"> </text:span><text:span text:style-name="T53">std</text:span><text:span text:style-name="T1">; <text:s text:c="15"/></text:span>//To use standart input and output functions under the "std" namespace.</text:p>
      <text:p text:style-name="P12"/>
      <text:p text:style-name="P12"><text:span text:style-name="T51">class</text:span> Vehicle</text:p>
      <text:p text:style-name="P12">{</text:p>
      <text:p text:style-name="P13">//Public members are accessible from anywhere where the object is visible.</text:p>
      <text:p text:style-name="P14">public<text:span text:style-name="T1">:</text:span></text:p>
      <text:p text:style-name="P12"><text:s text:c="4"/></text:p>
      <text:p text:style-name="P11"><text:span text:style-name="T1"><text:s text:c="4"/></text:span>/// &lt;summary&gt;</text:p>
      <text:p text:style-name="P11"><text:span text:style-name="T1"><text:s text:c="4"/></text:span>/// Initializes a new instance of the &lt;see cref="Vehicle"/&gt; class.</text:p>
      <text:p text:style-name="P11"><text:span text:style-name="T1"><text:s text:c="4"/></text:span>/// &lt;/summary&gt;</text:p>
      <text:p text:style-name="P11"><text:span text:style-name="T1"><text:s text:c="4"/></text:span>/// &lt;param name="maxPassengerNumber"&gt;The maximum passenger number.&lt;/param&gt;</text:p>
      <text:p text:style-name="P11"><text:span text:style-name="T1"><text:s text:c="4"/></text:span>/// &lt;param name="maxSpeed"&gt;The maximum speed.&lt;/param&gt;</text:p>
      <text:p text:style-name="P13">//Constructor function of Circle class, when a new object is created, it will be called.</text:p>
      <text:p text:style-name="P12"><text:s text:c="4"/>Vehicle(<text:span text:style-name="T51">int</text:span> maxPassengerNumber = 4, <text:span text:style-name="T51">double</text:span> maxSpeed = 180);</text:p>
      <text:p text:style-name="P12"><text:s text:c="4"/></text:p>
      <text:p text:style-name="P11"><text:span text:style-name="T1"><text:s text:c="4"/></text:span>/// &lt;summary&gt;</text:p>
      <text:p text:style-name="P11"><text:span text:style-name="T1"><text:s text:c="4"/></text:span>/// &lt;/summary&gt;</text:p>
      <text:p text:style-name="P11"><text:span text:style-name="T1"><text:s text:c="4"/></text:span>/// &lt;param name="amount"&gt;The amount.&lt;/param&gt;</text:p>
      <text:p text:style-name="P11"><text:span text:style-name="T1"><text:s text:c="4"/></text:span>/// &lt;returns&gt;&lt;/returns&gt;</text:p>
      <text:p text:style-name="P13">//Acceleration of the car depends on the engine status, if engine is not started, accelerate function returns false.</text:p>
      <text:p text:style-name="P12"><text:s text:c="4"/><text:span text:style-name="T51">bool</text:span> Accelarate(<text:span text:style-name="T51">double</text:span> amount);</text:p>
      <text:p text:style-name="P12"><text:s text:c="4"/></text:p>
      <text:p text:style-name="P11"><text:span text:style-name="T1"><text:s text:c="4"/></text:span>/// &lt;summary&gt;</text:p>
      <text:p text:style-name="P11"><text:span text:style-name="T1"><text:s text:c="4"/></text:span>/// Decelerates by specified amount.</text:p>
      <text:p text:style-name="P11"><text:span text:style-name="T1"><text:s text:c="4"/></text:span>/// &lt;/summary&gt;</text:p>
      <text:p text:style-name="P11"><text:span text:style-name="T1"><text:s text:c="4"/></text:span>/// &lt;param name="amount"&gt;The amount.&lt;/param&gt;</text:p>
      <text:p text:style-name="P11"><text:span text:style-name="T1"><text:s text:c="4"/></text:span>/// &lt;returns&gt;&lt;/returns&gt;</text:p>
      <text:p text:style-name="P13">//Deceleration of the car depends on the engine status, if engine is not started, decelerate function returns false.</text:p>
      <text:p text:style-name="P12"><text:s text:c="4"/><text:span text:style-name="T51">bool</text:span> Decelerate(<text:span text:style-name="T51">double</text:span> amount);</text:p>
      <text:p text:style-name="P12"><text:s text:c="4"/></text:p>
      <text:p text:style-name="P12"><text:s text:c="4"/><text:span text:style-name="T54">/*</text:span></text:p>
      <text:p text:style-name="P13"><text:s text:c="5"/>***Private members of a class are accessible only from within other members of the same class.</text:p>
      <text:p text:style-name="P13"><text:s text:c="5"/>--&gt; <text:s/>That's why we create getter functions(also called accessor functions) to reach private members of an object</text:p>
      <text:p text:style-name="P13"><text:s text:c="5"/>--&gt; <text:s/>via these functions.</text:p>
      <text:p text:style-name="P13"><text:s text:c="16"/>+getCurrentPassengerNumber()</text:p>
      <text:p text:style-name="P13"><text:s text:c="16"/>+getCurrentSpeed()</text:p>
      <text:p text:style-name="P13"><text:s text:c="16"/>+IsEngineStarted()</text:p>
      <text:p text:style-name="P13"><text:s text:c="5"/>--&gt; <text:s/>(Private members will be returned but they shouldn't be changed).</text:p>
      <text:p text:style-name="P13"><text:s text:c="5"/>*/</text:p>
      <text:p text:style-name="P12"><text:s text:c="4"/></text:p>
      <text:p text:style-name="P11"><text:span text:style-name="T1"><text:s text:c="4"/></text:span>/// &lt;summary&gt;</text:p>
      <text:p text:style-name="P11"><text:soft-page-break/><text:span text:style-name="T1"><text:s text:c="4"/></text:span>/// Gets the current passenger number.</text:p>
      <text:p text:style-name="P11"><text:span text:style-name="T1"><text:s text:c="4"/></text:span>/// &lt;/summary&gt;</text:p>
      <text:p text:style-name="P11"><text:span text:style-name="T1"><text:s text:c="4"/></text:span>/// &lt;returns&gt;&lt;/returns&gt;</text:p>
      <text:p text:style-name="P13">//Returns currentPassengerNumber(double) private member.</text:p>
      <text:p text:style-name="P13">//(Accessor function, it should be const to don't change class's member.)</text:p>
      <text:p text:style-name="P12"><text:s text:c="4"/><text:span text:style-name="T51">double</text:span> getCurrentPassengerNumber();</text:p>
      <text:p text:style-name="P12"><text:s text:c="4"/></text:p>
      <text:p text:style-name="P11"><text:span text:style-name="T1"><text:s text:c="4"/></text:span>/// &lt;summary&gt;</text:p>
      <text:p text:style-name="P11"><text:span text:style-name="T1"><text:s text:c="4"/></text:span>/// Gets the current speed.</text:p>
      <text:p text:style-name="P11"><text:span text:style-name="T1"><text:s text:c="4"/></text:span>/// &lt;/summary&gt;</text:p>
      <text:p text:style-name="P11"><text:span text:style-name="T1"><text:s text:c="4"/></text:span>/// &lt;returns&gt;&lt;/returns&gt;</text:p>
      <text:p text:style-name="P13">//Returns currentSpeed(double) private member.</text:p>
      <text:p text:style-name="P13">//(Accessor function, it should be const to don't change class's member.)</text:p>
      <text:p text:style-name="P12"><text:s text:c="4"/><text:span text:style-name="T51">double</text:span> getCurrentSpeed();</text:p>
      <text:p text:style-name="P12"><text:s text:c="4"/></text:p>
      <text:p text:style-name="P11"><text:span text:style-name="T1"><text:s text:c="4"/></text:span>/// &lt;summary&gt;</text:p>
      <text:p text:style-name="P11"><text:span text:style-name="T1"><text:s text:c="4"/></text:span>/// Gets the in.</text:p>
      <text:p text:style-name="P11"><text:span text:style-name="T1"><text:s text:c="4"/></text:span>/// &lt;/summary&gt;</text:p>
      <text:p text:style-name="P11"><text:span text:style-name="T1"><text:s text:c="4"/></text:span>/// &lt;param name="passengerNumber"&gt;The passenger number.&lt;/param&gt;</text:p>
      <text:p text:style-name="P13">//GetIn function depends on the currentSpeed and passengerCount. Changes the passengerNumber. (Mutator function)</text:p>
      <text:p text:style-name="P12"><text:s text:c="4"/><text:span text:style-name="T51">bool</text:span> GetIn(<text:span text:style-name="T51">int</text:span> passengerNumber);</text:p>
      <text:p text:style-name="P12"><text:s text:c="4"/></text:p>
      <text:p text:style-name="P11"><text:span text:style-name="T1"><text:s text:c="4"/></text:span>/// &lt;summary&gt;</text:p>
      <text:p text:style-name="P11"><text:span text:style-name="T1"><text:s text:c="4"/></text:span>/// Gets the out.</text:p>
      <text:p text:style-name="P11"><text:span text:style-name="T1"><text:s text:c="4"/></text:span>/// &lt;/summary&gt;</text:p>
      <text:p text:style-name="P11"><text:span text:style-name="T1"><text:s text:c="4"/></text:span>/// &lt;param name="passengerNumber"&gt;The passenger number.&lt;/param&gt;</text:p>
      <text:p text:style-name="P11"><text:span text:style-name="T1"><text:s text:c="4"/></text:span>/// &lt;returns&gt;&lt;/returns&gt;</text:p>
      <text:p text:style-name="P13">//GetOut function depends on the currentSpeed and passengerCount. Changes the passengerNumber. (Mutator function)</text:p>
      <text:p text:style-name="P12"><text:s text:c="4"/><text:span text:style-name="T51">bool</text:span> GetOut(<text:span text:style-name="T51">int</text:span> passengerNumber);</text:p>
      <text:p text:style-name="P12"><text:s text:c="4"/></text:p>
      <text:p text:style-name="P11"><text:span text:style-name="T1"><text:s text:c="4"/></text:span>/// &lt;summary&gt;</text:p>
      <text:p text:style-name="P11"><text:span text:style-name="T1"><text:s text:c="4"/></text:span>/// Starts the engine.</text:p>
      <text:p text:style-name="P11"><text:span text:style-name="T1"><text:s text:c="4"/></text:span>/// &lt;/summary&gt;</text:p>
      <text:p text:style-name="P13">//Prints a message on the screen and set the bool member variable called engineStarted. (Mutator function)</text:p>
      <text:p text:style-name="P12"><text:s text:c="4"/><text:span text:style-name="T51">void</text:span> StartEngine();</text:p>
      <text:p text:style-name="P12"><text:s text:c="4"/></text:p>
      <text:p text:style-name="P11"><text:span text:style-name="T1"><text:s text:c="4"/></text:span>/// &lt;summary&gt;</text:p>
      <text:p text:style-name="P11"><text:span text:style-name="T1"><text:s text:c="4"/></text:span>/// Stops the engine.</text:p>
      <text:p text:style-name="P11"><text:span text:style-name="T1"><text:s text:c="4"/></text:span>/// &lt;/summary&gt;</text:p>
      <text:p text:style-name="P13">//Prints a message on the screen and set the bool member variable called engineStarted. (Mutator function)</text:p>
      <text:p text:style-name="P12"><text:s text:c="4"/><text:span text:style-name="T51">void</text:span> StopEngine();</text:p>
      <text:p text:style-name="P12"><text:s text:c="4"/></text:p>
      <text:p text:style-name="P11"><text:span text:style-name="T1"><text:s text:c="4"/></text:span>/// &lt;summary&gt;</text:p>
      <text:p text:style-name="P11"><text:span text:style-name="T1"><text:s text:c="4"/></text:span>/// Determines whether [is engine started].</text:p>
      <text:p text:style-name="P11"><text:span text:style-name="T1"><text:s text:c="4"/></text:span>/// &lt;/summary&gt;</text:p>
      <text:p text:style-name="P11"><text:span text:style-name="T1"><text:s text:c="4"/></text:span>/// &lt;summary&gt;</text:p>
      <text:p text:style-name="P11"><text:span text:style-name="T1"><text:s text:c="4"/></text:span>/// The engine started</text:p>
      <text:p text:style-name="P11"><text:soft-page-break/><text:span text:style-name="T1"><text:s text:c="4"/></text:span>/// &lt;/summary&gt;</text:p>
      <text:p text:style-name="P13">//Returns engineStarted(bool) private member.</text:p>
      <text:p text:style-name="P13">//(Accessor function, it should be const to don't change class's member.)</text:p>
      <text:p text:style-name="P12"><text:s text:c="4"/><text:span text:style-name="T51">bool</text:span> IsEngineStarted();</text:p>
      <text:p text:style-name="P12"><text:s text:c="4"/></text:p>
      <text:p text:style-name="P11"><text:span text:style-name="T1"><text:s text:c="4"/></text:span>/// &lt;summary&gt;</text:p>
      <text:p text:style-name="P11"><text:span text:style-name="T1"><text:s text:c="4"/></text:span>/// Finalizes an instance of the &lt;see cref="Vehicle"/&gt; class.</text:p>
      <text:p text:style-name="P11"><text:span text:style-name="T1"><text:s text:c="4"/></text:span>/// &lt;/summary&gt;</text:p>
      <text:p text:style-name="P13">//Destructor function of Vehicle class, when object is removed, it will be called.</text:p>
      <text:p text:style-name="P12"><text:s text:c="4"/><text:span text:style-name="T51">virtual</text:span> ~Vehicle();</text:p>
      <text:p text:style-name="P12"><text:s text:c="4"/></text:p>
      <text:p text:style-name="P13">//Private members of a class are accessible only from within other members of the same class.</text:p>
      <text:p text:style-name="P14">private<text:span text:style-name="T1">:</text:span></text:p>
      <text:p text:style-name="P11"><text:span text:style-name="T1"><text:s text:c="4"/></text:span>/// &lt;summary&gt;</text:p>
      <text:p text:style-name="P11"><text:span text:style-name="T1"><text:s text:c="4"/></text:span>/// The current passenger number</text:p>
      <text:p text:style-name="P11"><text:span text:style-name="T1"><text:s text:c="4"/></text:span>/// &lt;/summary&gt;</text:p>
      <text:p text:style-name="P12"><text:s text:c="4"/><text:span text:style-name="T51">int</text:span> currentPassengerNumber;</text:p>
      <text:p text:style-name="P12"><text:s text:c="4"/></text:p>
      <text:p text:style-name="P11"><text:span text:style-name="T1"><text:s text:c="4"/></text:span>/// &lt;summary&gt;</text:p>
      <text:p text:style-name="P11"><text:span text:style-name="T1"><text:s text:c="4"/></text:span>/// The current speed</text:p>
      <text:p text:style-name="P11"><text:span text:style-name="T1"><text:s text:c="4"/></text:span>/// &lt;/summary&gt;</text:p>
      <text:p text:style-name="P12"><text:s text:c="4"/><text:span text:style-name="T51">double</text:span> currentSpeed;</text:p>
      <text:p text:style-name="P12"><text:s text:c="4"/></text:p>
      <text:p text:style-name="P11"><text:span text:style-name="T1"><text:s text:c="4"/></text:span>/// &lt;summary&gt;</text:p>
      <text:p text:style-name="P11"><text:span text:style-name="T1"><text:s text:c="4"/></text:span>/// The engine started</text:p>
      <text:p text:style-name="P11"><text:span text:style-name="T1"><text:s text:c="4"/></text:span>/// &lt;/summary&gt;</text:p>
      <text:p text:style-name="P12"><text:s text:c="4"/><text:span text:style-name="T51">bool</text:span> engineStarted;</text:p>
      <text:p text:style-name="P12"><text:s text:c="4"/></text:p>
      <text:p text:style-name="P11"><text:span text:style-name="T1"><text:s text:c="4"/></text:span>/// &lt;summary&gt;</text:p>
      <text:p text:style-name="P11"><text:span text:style-name="T1"><text:s text:c="4"/></text:span>/// The maximum passenger number</text:p>
      <text:p text:style-name="P11"><text:span text:style-name="T1"><text:s text:c="4"/></text:span>/// &lt;/summary&gt;</text:p>
      <text:p text:style-name="P12"><text:s text:c="4"/><text:span text:style-name="T51">int</text:span> maxPassengerNumber;</text:p>
      <text:p text:style-name="P12"><text:s text:c="4"/></text:p>
      <text:p text:style-name="P11"><text:span text:style-name="T1"><text:s text:c="4"/></text:span>/// &lt;summary&gt;</text:p>
      <text:p text:style-name="P11"><text:span text:style-name="T1"><text:s text:c="4"/></text:span>/// The maximum speed</text:p>
      <text:p text:style-name="P11"><text:span text:style-name="T1"><text:s text:c="4"/></text:span>/// &lt;/summary&gt;</text:p>
      <text:p text:style-name="P12"><text:s text:c="4"/><text:span text:style-name="T51">double</text:span> maxSpeed;</text:p>
      <text:p text:style-name="P12">};</text:p>
      <text:p text:style-name="P12"/>
      <text:p text:style-name="P12"/>
      <text:p text:style-name="P12"/>
      <text:p text:style-name="P12"/>
      <text:p text:style-name="P12"/>
      <text:p text:style-name="P12"/>
      <text:p text:style-name="P12"/>
      <text:p text:style-name="P12"/>
      <text:p text:style-name="P12"/>
      <text:p text:style-name="P11"><text:soft-page-break/>/*****************************************</text:p>
      <text:p text:style-name="P11"><text:s/>* Vehicle.cpp <text:s text:c="26"/>*</text:p>
      <text:p text:style-name="P11"><text:s/>*****************************************</text:p>
      <text:p text:style-name="P11"><text:s/>* IDE : Xcode <text:s text:c="26"/>*</text:p>
      <text:p text:style-name="P11"><text:s/>* Author : Şafak AKINCI <text:s text:c="16"/>*</text:p>
      <text:p text:style-name="P11"><text:s/>* Experiment 4: Classes And Objects-I <text:s text:c="2"/>*</text:p>
      <text:p text:style-name="P11"><text:s/>*****************************************/</text:p>
      <text:p text:style-name="P12"/>
      <text:p text:style-name="P13"><text:span text:style-name="T51">#include </text:span><text:span text:style-name="T52">"Vehicle.h"</text:span><text:span text:style-name="T51"> <text:s text:c="23"/></text:span>//To know function prototypes of Vehicle class.</text:p>
      <text:p text:style-name="P12"/>
      <text:p text:style-name="P13">//Constructor function of Vehicle class. Initializes member variables (private).</text:p>
      <text:p text:style-name="P12"><text:span text:style-name="T53">Vehicle</text:span>::Vehicle(<text:span text:style-name="T51">int</text:span> maxPassengerNumber, <text:span text:style-name="T51">double</text:span> maxSpeed)</text:p>
      <text:p text:style-name="P12">{</text:p>
      <text:p text:style-name="P12"><text:s text:c="4"/><text:span text:style-name="T51">this</text:span>-&gt;<text:span text:style-name="T53">maxSpeed</text:span> = maxSpeed;</text:p>
      <text:p text:style-name="P12"><text:s text:c="4"/><text:span text:style-name="T51">this</text:span>-&gt;<text:span text:style-name="T53">maxPassengerNumber</text:span> = maxPassengerNumber;</text:p>
      <text:p text:style-name="P15"><text:span text:style-name="T1"><text:s text:c="4"/></text:span><text:span text:style-name="T51">this</text:span><text:span text:style-name="T1">-&gt;</text:span>engineStarted<text:span text:style-name="T1"> = </text:span><text:span text:style-name="T51">false</text:span><text:span text:style-name="T1">;</text:span></text:p>
      <text:p text:style-name="P15"><text:span text:style-name="T1"><text:s text:c="4"/></text:span><text:span text:style-name="T51">this</text:span><text:span text:style-name="T1">-&gt;</text:span>currentSpeed<text:span text:style-name="T1"> = 0;</text:span></text:p>
      <text:p text:style-name="P15"><text:span text:style-name="T1"><text:s text:c="4"/></text:span><text:span text:style-name="T51">this</text:span><text:span text:style-name="T1">-&gt;</text:span>currentPassengerNumber<text:span text:style-name="T1"> = 0;</text:span></text:p>
      <text:p text:style-name="P13"><text:span text:style-name="T1"><text:s text:c="4"/></text:span>//this-&gt;airConditionDegree = 22;</text:p>
      <text:p text:style-name="P13"><text:span text:style-name="T1">}</text:span>//end Vehicle ()</text:p>
      <text:p text:style-name="P12"/>
      <text:p text:style-name="P13">//Destructor function of Vehicle class.</text:p>
      <text:p text:style-name="P12"><text:span text:style-name="T53">Vehicle</text:span>::~Vehicle()</text:p>
      <text:p text:style-name="P12">{</text:p>
      <text:p text:style-name="P12"><text:s text:c="4"/></text:p>
      <text:p text:style-name="P13"><text:span text:style-name="T1">}</text:span>//end ~Vehicle ()</text:p>
      <text:p text:style-name="P12"/>
      <text:p text:style-name="P13">//Acceleration of the car depends on the engine status, if engine is not started, accelerate function returns false.</text:p>
      <text:p text:style-name="P12"><text:span text:style-name="T51">bool</text:span> <text:span text:style-name="T53">Vehicle</text:span>::Accelarate(<text:span text:style-name="T51">double</text:span> amount)</text:p>
      <text:p text:style-name="P12">{</text:p>
      <text:p text:style-name="P13"><text:span text:style-name="T1"><text:s text:c="4"/></text:span>//Acceleration limit also depends on the maxSpeed of the vehicle.</text:p>
      <text:p text:style-name="P12"><text:s text:c="4"/></text:p>
      <text:p text:style-name="P15"><text:span text:style-name="T1"><text:s text:c="4"/></text:span><text:span text:style-name="T51">if</text:span><text:span text:style-name="T1">(</text:span>IsEngineStarted<text:span text:style-name="T1">() &amp;&amp; </text:span>currentSpeed<text:span text:style-name="T1">&lt;</text:span>maxSpeed<text:span text:style-name="T1">)</text:span></text:p>
      <text:p text:style-name="P12"><text:s text:c="4"/>{</text:p>
      <text:p text:style-name="P13"><text:span text:style-name="T1"><text:s text:c="8"/></text:span>//If any attempt to increase the speed of the vehicle to a higher value than maxSpeed,</text:p>
      <text:p text:style-name="P13"><text:span text:style-name="T1"><text:s text:c="8"/></text:span>//just set the currentSpeed to maxSpeed value.</text:p>
      <text:p text:style-name="P12"><text:s text:c="8"/><text:span text:style-name="T51">if</text:span>(amount&gt;=<text:span text:style-name="T53">maxSpeed</text:span> || (<text:span text:style-name="T53">currentSpeed</text:span>+amount &gt;= <text:span text:style-name="T53">maxSpeed</text:span>) )</text:p>
      <text:p text:style-name="P15"><text:span text:style-name="T1"><text:s text:c="12"/></text:span><text:span text:style-name="T51">this</text:span><text:span text:style-name="T1">-&gt;</text:span>currentSpeed<text:span text:style-name="T1"> = </text:span>maxSpeed<text:span text:style-name="T1">;</text:span></text:p>
      <text:p text:style-name="P12"><text:s text:c="8"/></text:p>
      <text:p text:style-name="P12"><text:s text:c="8"/><text:span text:style-name="T51">else</text:span></text:p>
      <text:p text:style-name="P12"><text:s text:c="12"/><text:span text:style-name="T51">this</text:span>-&gt;<text:span text:style-name="T53">currentSpeed</text:span> = <text:span text:style-name="T53">currentSpeed</text:span> + amount;</text:p>
      <text:p text:style-name="P12"><text:s text:c="8"/></text:p>
      <text:p text:style-name="P12"><text:s text:c="8"/><text:span text:style-name="T51">return</text:span> <text:span text:style-name="T51">true</text:span>;</text:p>
      <text:p text:style-name="P13"><text:span text:style-name="T1"><text:s text:c="4"/>}</text:span>//end if</text:p>
      <text:p text:style-name="P12"><text:s text:c="4"/></text:p>
      <text:p text:style-name="P12"><text:span text:style-name="T1"><text:s text:c="4"/></text:span><text:span text:style-name="T51">return</text:span><text:span text:style-name="T1"> </text:span><text:span text:style-name="T51">false</text:span><text:span text:style-name="T1">;</text:span></text:p>
      <text:p text:style-name="P13"><text:span text:style-name="T1">}</text:span>//end Vehicle::Accelarate ()</text:p>
      <text:p text:style-name="P12"><text:soft-page-break/></text:p>
      <text:p text:style-name="P13">//Deceleration of the car depends on the engine status, if engine is not started, decelerate function returns false.</text:p>
      <text:p text:style-name="P12"><text:span text:style-name="T51">bool</text:span> <text:span text:style-name="T53">Vehicle</text:span>::Decelerate(<text:span text:style-name="T51">double</text:span> amount)</text:p>
      <text:p text:style-name="P12">{</text:p>
      <text:p text:style-name="P13"><text:span text:style-name="T1"><text:s text:c="4"/></text:span>//Deceleration limit also depends on the currentSpeed of the vehicle.</text:p>
      <text:p text:style-name="P12"><text:s text:c="4"/></text:p>
      <text:p text:style-name="P15"><text:span text:style-name="T1"><text:s text:c="4"/></text:span><text:span text:style-name="T51">if</text:span><text:span text:style-name="T1">(</text:span>IsEngineStarted<text:span text:style-name="T1">() &amp;&amp; </text:span>currentSpeed<text:span text:style-name="T1">&gt;0)</text:span></text:p>
      <text:p text:style-name="P12"><text:s text:c="4"/>{</text:p>
      <text:p text:style-name="P13"><text:span text:style-name="T1"><text:s text:c="8"/></text:span>//If any attempt to decrease the speed of the vehicle to a higher value than currentSpeed,</text:p>
      <text:p text:style-name="P13"><text:span text:style-name="T1"><text:s text:c="8"/></text:span>//just set the currentSpeed to 0 value.</text:p>
      <text:p text:style-name="P12"><text:s text:c="8"/><text:span text:style-name="T51">if</text:span>(amount&gt;=<text:span text:style-name="T53">currentSpeed</text:span> || (<text:span text:style-name="T53">currentSpeed</text:span>-amount &lt;= 0) )</text:p>
      <text:p text:style-name="P12"><text:s text:c="12"/><text:span text:style-name="T51">this</text:span>-&gt;<text:span text:style-name="T53">currentSpeed</text:span> = 0;</text:p>
      <text:p text:style-name="P12"><text:s text:c="8"/></text:p>
      <text:p text:style-name="P12"><text:s text:c="8"/><text:span text:style-name="T51">else</text:span></text:p>
      <text:p text:style-name="P12"><text:s text:c="12"/><text:span text:style-name="T51">this</text:span>-&gt;<text:span text:style-name="T53">currentSpeed</text:span> = <text:span text:style-name="T53">currentSpeed</text:span> - amount;</text:p>
      <text:p text:style-name="P12"><text:s text:c="8"/></text:p>
      <text:p text:style-name="P12"><text:s text:c="8"/><text:span text:style-name="T51">return</text:span> <text:span text:style-name="T51">true</text:span>;</text:p>
      <text:p text:style-name="P13"><text:span text:style-name="T1"><text:s text:c="4"/>}</text:span>//end if</text:p>
      <text:p text:style-name="P12"><text:s text:c="4"/></text:p>
      <text:p text:style-name="P14"><text:span text:style-name="T1"><text:s text:c="4"/></text:span>return<text:span text:style-name="T1"> </text:span>false<text:span text:style-name="T1">;</text:span></text:p>
      <text:p text:style-name="P13"><text:span text:style-name="T1">}</text:span>//end Vehicle::Decelerate ()</text:p>
      <text:p text:style-name="P12"/>
      <text:p text:style-name="P13">//Prints a message on the screen and set the bool member variable called engineStarted true.</text:p>
      <text:p text:style-name="P12"><text:span text:style-name="T51">void</text:span> <text:span text:style-name="T53">Vehicle</text:span>::StartEngine()</text:p>
      <text:p text:style-name="P12">{</text:p>
      <text:p text:style-name="P16"><text:span text:style-name="T1"><text:s text:c="4"/></text:span><text:span text:style-name="T53">cout</text:span><text:span text:style-name="T1">&lt;&lt;</text:span>"Engine Started."<text:span text:style-name="T1">&lt;&lt;</text:span><text:span text:style-name="T53">endl</text:span><text:span text:style-name="T1">;</text:span></text:p>
      <text:p text:style-name="P15"><text:span text:style-name="T1"><text:s text:c="4"/></text:span>engineStarted<text:span text:style-name="T1"> = </text:span><text:span text:style-name="T51">true</text:span><text:span text:style-name="T1">;</text:span></text:p>
      <text:p text:style-name="P13"><text:span text:style-name="T1">}</text:span>//end Vehicle::StartEngine ()</text:p>
      <text:p text:style-name="P12"/>
      <text:p text:style-name="P13">//Prints a message on the screen and set the bool member variable called engineStarted false.</text:p>
      <text:p text:style-name="P12"><text:span text:style-name="T51">void</text:span> <text:span text:style-name="T53">Vehicle</text:span>::StopEngine()</text:p>
      <text:p text:style-name="P12">{</text:p>
      <text:p text:style-name="P16"><text:span text:style-name="T1"><text:s text:c="4"/></text:span><text:span text:style-name="T53">cout</text:span><text:span text:style-name="T1">&lt;&lt;</text:span>"Engine Stopped."<text:span text:style-name="T1">&lt;&lt;</text:span><text:span text:style-name="T53">endl</text:span><text:span text:style-name="T1">;</text:span></text:p>
      <text:p text:style-name="P15"><text:span text:style-name="T1"><text:s text:c="4"/></text:span>engineStarted<text:span text:style-name="T1"> = </text:span><text:span text:style-name="T51">false</text:span><text:span text:style-name="T1">;</text:span></text:p>
      <text:p text:style-name="P13"><text:span text:style-name="T1">}</text:span>//end Vehicle::StopEngine ()</text:p>
      <text:p text:style-name="P12"/>
      <text:p text:style-name="P13">//GetIn function depends on the currentSpeed and passengerCount.</text:p>
      <text:p text:style-name="P12"><text:span text:style-name="T51">bool</text:span> <text:span text:style-name="T53">Vehicle</text:span>::GetIn(<text:span text:style-name="T51">int</text:span> passengerNumber)</text:p>
      <text:p text:style-name="P12">{</text:p>
      <text:p text:style-name="P12"><text:s text:c="4"/></text:p>
      <text:p text:style-name="P13"><text:span text:style-name="T1"><text:s text:c="4"/></text:span>//If current speed is non-zero value, function returns false.</text:p>
      <text:p text:style-name="P13"><text:span text:style-name="T1"><text:s text:c="4"/></text:span>//If the currentPassenger number is not enough to GetIn, prints an error message and returns false.</text:p>
      <text:p text:style-name="P15"><text:span text:style-name="T1"><text:s text:c="4"/></text:span><text:span text:style-name="T51">if</text:span><text:span text:style-name="T1">( </text:span>currentSpeed<text:span text:style-name="T1">==0 &amp;&amp; </text:span>currentPassengerNumber<text:span text:style-name="T1">+passengerNumber &lt;= </text:span>maxPassengerNumber<text:span text:style-name="T1"> )</text:span></text:p>
      <text:p text:style-name="P12"><text:s text:c="4"/>{</text:p>
      <text:p text:style-name="P15"><text:span text:style-name="T1"><text:s text:c="8"/></text:span>currentPassengerNumber<text:span text:style-name="T1"> = </text:span>currentPassengerNumber<text:span text:style-name="T1"> + passengerNumber;</text:span></text:p>
      <text:p text:style-name="P13"><text:span text:style-name="T1"><text:s text:c="8"/></text:span>// <text:s text:c="7"/>cout&lt;&lt;"SUCCESS : Got-In"&lt;&lt;endl;</text:p>
      <text:p text:style-name="P12"><text:s text:c="8"/><text:span text:style-name="T51">return</text:span> <text:span text:style-name="T51">true</text:span>;</text:p>
      <text:p text:style-name="P12"><text:soft-page-break/><text:s text:c="4"/>}</text:p>
      <text:p text:style-name="P12"><text:s text:c="4"/></text:p>
      <text:p text:style-name="P16"><text:span text:style-name="T1"><text:s text:c="4"/></text:span><text:span text:style-name="T53">cout</text:span><text:span text:style-name="T1">&lt;&lt;</text:span>"ERROR : Cannot Get-In the vehicle while moving."<text:span text:style-name="T1">&lt;&lt;</text:span><text:span text:style-name="T53">endl</text:span><text:span text:style-name="T1">;</text:span></text:p>
      <text:p text:style-name="P14"><text:span text:style-name="T1"><text:s text:c="4"/></text:span>return<text:span text:style-name="T1"> </text:span>false<text:span text:style-name="T1">;</text:span></text:p>
      <text:p text:style-name="P13"><text:span text:style-name="T1">}</text:span>//end Vehicle::GetIn ()</text:p>
      <text:p text:style-name="P12"/>
      <text:p text:style-name="P13">//GetOut function depends on the currentSpeed and passengerCount.</text:p>
      <text:p text:style-name="P12"><text:span text:style-name="T51">bool</text:span> <text:span text:style-name="T53">Vehicle</text:span>::GetOut(<text:span text:style-name="T51">int</text:span> passengerNumber)</text:p>
      <text:p text:style-name="P12">{</text:p>
      <text:p text:style-name="P12"><text:s text:c="4"/></text:p>
      <text:p text:style-name="P13"><text:span text:style-name="T1"><text:s text:c="4"/></text:span>//If current speed is non-zero value, function returns false.</text:p>
      <text:p text:style-name="P13"><text:span text:style-name="T1"><text:s text:c="4"/></text:span>//If the currentPassenger number is not enough to GetOut, prints an error message and returns false.</text:p>
      <text:p text:style-name="P15"><text:span text:style-name="T1"><text:s text:c="4"/></text:span><text:span text:style-name="T51">if</text:span><text:span text:style-name="T1">( </text:span>currentSpeed<text:span text:style-name="T1">==0 &amp;&amp; </text:span>currentPassengerNumber<text:span text:style-name="T1"> != 0 &amp;&amp; </text:span>currentPassengerNumber<text:span text:style-name="T1"> &gt;= passengerNumber )</text:span></text:p>
      <text:p text:style-name="P12"><text:s text:c="4"/>{</text:p>
      <text:p text:style-name="P15"><text:span text:style-name="T1"><text:s text:c="8"/></text:span>currentPassengerNumber<text:span text:style-name="T1"> = </text:span>currentPassengerNumber<text:span text:style-name="T1"> - passengerNumber;</text:span></text:p>
      <text:p text:style-name="P13"><text:span text:style-name="T1"><text:s text:c="8"/></text:span>// <text:s text:c="7"/>cout&lt;&lt;"SUCCESS : Got-Out"&lt;&lt;endl;</text:p>
      <text:p text:style-name="P12"><text:s text:c="8"/><text:span text:style-name="T51">return</text:span> <text:span text:style-name="T51">true</text:span>;</text:p>
      <text:p text:style-name="P12"><text:s text:c="4"/>}</text:p>
      <text:p text:style-name="P12"/>
      <text:p text:style-name="P16"><text:span text:style-name="T1"><text:s text:c="4"/></text:span><text:span text:style-name="T53">cout</text:span><text:span text:style-name="T1">&lt;&lt;</text:span>"ERROR : Cannot Get-Out the vehicle while moving."<text:span text:style-name="T1">&lt;&lt;</text:span><text:span text:style-name="T53">endl</text:span><text:span text:style-name="T1">;</text:span></text:p>
      <text:p text:style-name="P14"><text:span text:style-name="T1"><text:s text:c="4"/></text:span>return<text:span text:style-name="T1"> </text:span>false<text:span text:style-name="T1">;</text:span></text:p>
      <text:p text:style-name="P13"><text:span text:style-name="T1">}</text:span>//end Vehicle::GetOut ()</text:p>
      <text:p text:style-name="P12"/>
      <text:p text:style-name="P13">//Returns currentSpeed(double) private member.</text:p>
      <text:p text:style-name="P13">//(Accessor function, it should be const to don't change class's member.)</text:p>
      <text:p text:style-name="P12"><text:span text:style-name="T51">double</text:span> <text:span text:style-name="T53">Vehicle</text:span>::getCurrentSpeed()</text:p>
      <text:p text:style-name="P12">{</text:p>
      <text:p text:style-name="P15"><text:span text:style-name="T1"><text:s text:c="4"/></text:span><text:span text:style-name="T51">return</text:span><text:span text:style-name="T1"> </text:span>currentSpeed<text:span text:style-name="T1">;</text:span></text:p>
      <text:p text:style-name="P13"><text:span text:style-name="T1">}</text:span>//end Vehicle::getCurrentSpeed ()</text:p>
      <text:p text:style-name="P12"/>
      <text:p text:style-name="P13">//Returns currentPassengerNumber(double) private member.</text:p>
      <text:p text:style-name="P13">//(Accessor function, it should be const to don't change class's member.)</text:p>
      <text:p text:style-name="P12"><text:span text:style-name="T51">double</text:span> <text:span text:style-name="T53">Vehicle</text:span>::getCurrentPassengerNumber()</text:p>
      <text:p text:style-name="P12">{</text:p>
      <text:p text:style-name="P15"><text:span text:style-name="T1"><text:s text:c="4"/></text:span><text:span text:style-name="T51">return</text:span><text:span text:style-name="T1"> </text:span>currentPassengerNumber<text:span text:style-name="T1">;</text:span></text:p>
      <text:p text:style-name="P13"><text:span text:style-name="T1">}</text:span>//end Vehicle::getCurrentPassengerNumber ()</text:p>
      <text:p text:style-name="P12"/>
      <text:p text:style-name="P13">//Returns engineStarted(bool) private member.</text:p>
      <text:p text:style-name="P13">//(Accessor function, it should be const to don't change class's member.)</text:p>
      <text:p text:style-name="P12"><text:span text:style-name="T51">bool</text:span> <text:span text:style-name="T53">Vehicle</text:span>::IsEngineStarted()</text:p>
      <text:p text:style-name="P12">{</text:p>
      <text:p text:style-name="P15"><text:span text:style-name="T1"><text:s text:c="4"/></text:span><text:span text:style-name="T51">return</text:span><text:span text:style-name="T1"> </text:span>engineStarted<text:span text:style-name="T1">;</text:span></text:p>
      <text:p text:style-name="P13"><text:span text:style-name="T1">}</text:span>//end Vehicle::IsEngineStarted ()</text:p>
      <text:p text:style-name="P12"/>
      <text:p text:style-name="P12"/>
      <text:p text:style-name="P39"/>
      <text:p text:style-name="P12"/>
      <text:p text:style-name="P11">/*****************************************</text:p>
      <text:p text:style-name="P11"><text:s/>* VehicleTestMain.cpp <text:s text:c="18"/>*</text:p>
      <text:p text:style-name="P11"><text:s/>*****************************************</text:p>
      <text:p text:style-name="P11"><text:s/>* IDE : Xcode <text:s text:c="26"/>*</text:p>
      <text:p text:style-name="P11"><text:s/>* Author : Şafak AKINCI <text:s text:c="16"/>*</text:p>
      <text:p text:style-name="P11"><text:s/>* Experiment 4: Classes And Objects-I <text:s text:c="2"/>*</text:p>
      <text:p text:style-name="P11"><text:s/>*****************************************/</text:p>
      <text:p text:style-name="P12"/>
      <text:p text:style-name="P13"><text:span text:style-name="T51">#include </text:span><text:span text:style-name="T52">&lt;iostream&gt;</text:span><text:span text:style-name="T51"> <text:s text:c="16"/></text:span>//To use standart input output</text:p>
      <text:p text:style-name="P14">#include <text:span text:style-name="T52">&lt;string&gt;</text:span> <text:s text:c="18"/><text:span text:style-name="T54">//Was not used.</text:span></text:p>
      <text:p text:style-name="P13"><text:span text:style-name="T51">#include </text:span><text:span text:style-name="T52">"Vehicle.h"</text:span><text:span text:style-name="T51"> <text:s text:c="15"/></text:span>//To use functions which are declared in Vehicle.h.</text:p>
      <text:p text:style-name="P13"><text:span text:style-name="T51">using</text:span><text:span text:style-name="T1"> </text:span><text:span text:style-name="T51">namespace</text:span><text:span text:style-name="T1"> </text:span><text:span text:style-name="T53">std</text:span><text:span text:style-name="T1">; <text:s text:c="15"/></text:span>//To use standart input and output functions under the "std" namespace.</text:p>
      <text:p text:style-name="P12"/>
      <text:p text:style-name="P11">/// &lt;summary&gt;</text:p>
      <text:p text:style-name="P11">/// Acceleration Test.</text:p>
      <text:p text:style-name="P11">/// &lt;/summary&gt;</text:p>
      <text:p text:style-name="P11">/// &lt;param name="vehicle"&gt;The vehicle.&lt;/param&gt;</text:p>
      <text:p text:style-name="P11">/// &lt;param name="amount"&gt;The amount.&lt;/param&gt;</text:p>
      <text:p text:style-name="P13"><text:span text:style-name="T1"><text:s text:c="4"/></text:span>//Checks whether the vehicle accelerated or not.</text:p>
      <text:p text:style-name="P12"><text:span text:style-name="T51">void</text:span> TEST_Acceleration(<text:span text:style-name="T53">Vehicle</text:span>&amp; vehicle, <text:span text:style-name="T51">double</text:span> amount)</text:p>
      <text:p text:style-name="P12">{</text:p>
      <text:p text:style-name="P12"><text:s text:c="4"/><text:span text:style-name="T51">double</text:span> previousSpeed = vehicle.<text:span text:style-name="T53">getCurrentSpeed</text:span>();</text:p>
      <text:p text:style-name="P12"><text:s text:c="4"/></text:p>
      <text:p text:style-name="P12"><text:s text:c="4"/><text:span text:style-name="T51">if</text:span> (vehicle.<text:span text:style-name="T53">Accelarate</text:span>(amount))</text:p>
      <text:p text:style-name="P12"><text:s text:c="4"/>{</text:p>
      <text:p text:style-name="P16"><text:span text:style-name="T1"><text:s text:c="8"/></text:span><text:span text:style-name="T53">cout</text:span><text:span text:style-name="T1"> &lt;&lt; </text:span>"SUCCESS : Accelerated "<text:span text:style-name="T1"> &lt;&lt; </text:span><text:span text:style-name="T53">endl</text:span><text:span text:style-name="T1">;</text:span></text:p>
      <text:p text:style-name="P16"><text:span text:style-name="T1"><text:s text:c="8"/></text:span><text:span text:style-name="T53">cout</text:span><text:span text:style-name="T1"> &lt;&lt; </text:span>"Previous Speed : "<text:span text:style-name="T1">&lt;&lt; previousSpeed &lt;&lt;</text:span>" Current Speed : <text:s/>"<text:span text:style-name="T1">&lt;&lt;</text:span></text:p>
      <text:p text:style-name="P12"><text:s text:c="8"/>vehicle.<text:span text:style-name="T53">getCurrentSpeed</text:span>() &lt;&lt; <text:span text:style-name="T53">endl</text:span>;</text:p>
      <text:p text:style-name="P12"><text:s text:c="4"/>}</text:p>
      <text:p text:style-name="P12"><text:s text:c="4"/></text:p>
      <text:p text:style-name="P12"><text:s text:c="4"/><text:span text:style-name="T51">else</text:span></text:p>
      <text:p text:style-name="P12"><text:s text:c="4"/>{</text:p>
      <text:p text:style-name="P16"><text:span text:style-name="T1"><text:s text:c="8"/></text:span><text:span text:style-name="T53">cout</text:span><text:span text:style-name="T1"> &lt;&lt; </text:span>"FAILURE : Could not accelerated"<text:span text:style-name="T1"> &lt;&lt; </text:span><text:span text:style-name="T53">endl</text:span><text:span text:style-name="T1">;</text:span></text:p>
      <text:p text:style-name="P12"><text:s text:c="4"/>}</text:p>
      <text:p text:style-name="P13"><text:span text:style-name="T1">}</text:span>//end TEST_Acceleration()</text:p>
      <text:p text:style-name="P12"/>
      <text:p text:style-name="P11">/// &lt;summary&gt;</text:p>
      <text:p text:style-name="P11">/// Deceleration Test.</text:p>
      <text:p text:style-name="P11">/// &lt;/summary&gt;</text:p>
      <text:p text:style-name="P11">/// &lt;param name="vehicle"&gt;The vehicle.&lt;/param&gt;</text:p>
      <text:p text:style-name="P13"><text:span text:style-name="T1"><text:s text:c="4"/></text:span>//Checks whether the vehicle decelerated or not.</text:p>
      <text:p text:style-name="P12"><text:span text:style-name="T51">void</text:span> TEST_Deceleration(<text:span text:style-name="T53">Vehicle</text:span>&amp; vehicle, <text:span text:style-name="T51">double</text:span> amount)</text:p>
      <text:p text:style-name="P12">{</text:p>
      <text:p text:style-name="P12"><text:s text:c="4"/><text:span text:style-name="T51">double</text:span> previousSpeed = vehicle.<text:span text:style-name="T53">getCurrentSpeed</text:span>();</text:p>
      <text:p text:style-name="P12"><text:s text:c="4"/></text:p>
      <text:p text:style-name="P12"><text:soft-page-break/><text:s text:c="4"/><text:span text:style-name="T51">if</text:span> (vehicle.<text:span text:style-name="T53">Decelerate</text:span>(amount))</text:p>
      <text:p text:style-name="P12"><text:s text:c="4"/>{</text:p>
      <text:p text:style-name="P16"><text:span text:style-name="T1"><text:s text:c="8"/></text:span><text:span text:style-name="T53">cout</text:span><text:span text:style-name="T1"> &lt;&lt; </text:span>"SUCCESS : Decelerated "<text:span text:style-name="T1"> &lt;&lt; </text:span><text:span text:style-name="T53">endl</text:span><text:span text:style-name="T1">;</text:span></text:p>
      <text:p text:style-name="P16"><text:span text:style-name="T1"><text:s text:c="8"/></text:span><text:span text:style-name="T53">cout</text:span><text:span text:style-name="T1"> &lt;&lt; </text:span>"Previous Speed : "<text:span text:style-name="T1">&lt;&lt; previousSpeed &lt;&lt;</text:span>" Current Speed : <text:s/>"<text:span text:style-name="T1">&lt;&lt;</text:span></text:p>
      <text:p text:style-name="P12"><text:s text:c="8"/>vehicle.<text:span text:style-name="T53">getCurrentSpeed</text:span>() &lt;&lt; <text:span text:style-name="T53">endl</text:span>;</text:p>
      <text:p text:style-name="P12"><text:s text:c="4"/>}</text:p>
      <text:p text:style-name="P12"><text:s text:c="4"/><text:span text:style-name="T51">else</text:span></text:p>
      <text:p text:style-name="P12"><text:s text:c="4"/>{</text:p>
      <text:p text:style-name="P16"><text:span text:style-name="T1"><text:s text:c="8"/></text:span><text:span text:style-name="T53">cout</text:span><text:span text:style-name="T1"> &lt;&lt; </text:span>"FAILURE : Could not decelerated"<text:span text:style-name="T1"> &lt;&lt; </text:span><text:span text:style-name="T53">endl</text:span><text:span text:style-name="T1">;</text:span></text:p>
      <text:p text:style-name="P12"><text:s text:c="4"/>}</text:p>
      <text:p text:style-name="P13"><text:span text:style-name="T1">}</text:span>//end TEST_Deceleration()</text:p>
      <text:p text:style-name="P12"/>
      <text:p text:style-name="P11">/// &lt;summary&gt;</text:p>
      <text:p text:style-name="P11">/// GetIn Test.</text:p>
      <text:p text:style-name="P11">/// &lt;/summary&gt;</text:p>
      <text:p text:style-name="P11">/// &lt;param name="vehicle"&gt;The vehicle.&lt;/param&gt;</text:p>
      <text:p text:style-name="P11">/// &lt;param name="passengerNumber"&gt;The passenger number.&lt;/param&gt;</text:p>
      <text:p text:style-name="P13"><text:span text:style-name="T1"><text:s text:c="4"/></text:span>//Checks whether the passengers get in car or not.</text:p>
      <text:p text:style-name="P12"><text:span text:style-name="T51">void</text:span> TEST_GetIn(<text:span text:style-name="T53">Vehicle</text:span>&amp; vehicle, <text:span text:style-name="T51">int</text:span> passengerNumber)</text:p>
      <text:p text:style-name="P12">{</text:p>
      <text:p text:style-name="P12"><text:s text:c="4"/><text:span text:style-name="T51">int</text:span> previousPassengerNumber = vehicle.<text:span text:style-name="T53">getCurrentPassengerNumber</text:span>();</text:p>
      <text:p text:style-name="P12"><text:s text:c="4"/></text:p>
      <text:p text:style-name="P12"><text:s text:c="4"/><text:span text:style-name="T51">if</text:span>(vehicle.<text:span text:style-name="T53">GetIn</text:span>(passengerNumber))</text:p>
      <text:p text:style-name="P12"><text:s text:c="4"/>{</text:p>
      <text:p text:style-name="P16"><text:span text:style-name="T1"><text:s text:c="8"/></text:span><text:span text:style-name="T53">cout</text:span><text:span text:style-name="T1"> &lt;&lt; </text:span>"SUCCESS : Got-In "<text:span text:style-name="T1"> &lt;&lt; </text:span><text:span text:style-name="T53">endl</text:span><text:span text:style-name="T1">;</text:span></text:p>
      <text:p text:style-name="P16"><text:span text:style-name="T1"><text:s text:c="8"/></text:span><text:span text:style-name="T53">cout</text:span><text:span text:style-name="T1"> &lt;&lt; </text:span>"Previous PassengerNumber : "<text:span text:style-name="T1">&lt;&lt; previousPassengerNumber &lt;&lt;</text:span>" Current PassengerNumber : <text:s/>"<text:span text:style-name="T1">&lt;&lt;</text:span></text:p>
      <text:p text:style-name="P15"><text:span text:style-name="T1"><text:s text:c="8"/>vehicle.</text:span>getCurrentPassengerNumber<text:span text:style-name="T1">() &lt;&lt; </text:span>endl<text:span text:style-name="T1">;</text:span></text:p>
      <text:p text:style-name="P12"><text:s text:c="4"/>}</text:p>
      <text:p text:style-name="P12"><text:s text:c="4"/><text:span text:style-name="T51">else</text:span></text:p>
      <text:p text:style-name="P12"><text:s text:c="4"/>{</text:p>
      <text:p text:style-name="P16"><text:span text:style-name="T1"><text:s text:c="8"/></text:span><text:span text:style-name="T53">cout</text:span><text:span text:style-name="T1"> &lt;&lt; </text:span>"FAILURE : Could not got-in"<text:span text:style-name="T1"> &lt;&lt; </text:span><text:span text:style-name="T53">endl</text:span><text:span text:style-name="T1">;</text:span></text:p>
      <text:p text:style-name="P12"><text:s text:c="4"/>}</text:p>
      <text:p text:style-name="P12"><text:s text:c="4"/></text:p>
      <text:p text:style-name="P13"><text:span text:style-name="T1">}</text:span>//end TEST_GetIn()</text:p>
      <text:p text:style-name="P12"/>
      <text:p text:style-name="P11">/// &lt;summary&gt;</text:p>
      <text:p text:style-name="P11">/// Get Out Test.</text:p>
      <text:p text:style-name="P11">/// &lt;/summary&gt;</text:p>
      <text:p text:style-name="P11">/// &lt;param name="vehicle"&gt;The vehicle.&lt;/param&gt;</text:p>
      <text:p text:style-name="P11">/// &lt;param name="passengerNumber"&gt;The passenger number.&lt;/param&gt;</text:p>
      <text:p text:style-name="P13"><text:span text:style-name="T1"><text:s text:c="4"/></text:span>//Checks whether the passengers get out car or not.</text:p>
      <text:p text:style-name="P12"><text:span text:style-name="T51">void</text:span> TEST_GetOut(<text:span text:style-name="T53">Vehicle</text:span>&amp; vehicle, <text:span text:style-name="T51">int</text:span> PassengerNumber)</text:p>
      <text:p text:style-name="P12">{</text:p>
      <text:p text:style-name="P12"><text:s text:c="4"/><text:span text:style-name="T51">int</text:span> previousPassengerNumber = vehicle.<text:span text:style-name="T53">getCurrentPassengerNumber</text:span>();</text:p>
      <text:p text:style-name="P12"><text:s text:c="4"/></text:p>
      <text:p text:style-name="P12"><text:s text:c="4"/><text:span text:style-name="T51">if</text:span>(vehicle.<text:span text:style-name="T53">GetOut</text:span>(PassengerNumber))</text:p>
      <text:p text:style-name="P12"><text:s text:c="4"/>{</text:p>
      <text:p text:style-name="P16"><text:soft-page-break/><text:span text:style-name="T1"><text:s text:c="8"/></text:span><text:span text:style-name="T53">cout</text:span><text:span text:style-name="T1"> &lt;&lt; </text:span>"SUCCESS : Got-In "<text:span text:style-name="T1"> &lt;&lt; </text:span><text:span text:style-name="T53">endl</text:span><text:span text:style-name="T1">;</text:span></text:p>
      <text:p text:style-name="P16"><text:span text:style-name="T1"><text:s text:c="8"/></text:span><text:span text:style-name="T53">cout</text:span><text:span text:style-name="T1"> &lt;&lt; </text:span>"Previous PassengerNumber : "<text:span text:style-name="T1">&lt;&lt; previousPassengerNumber &lt;&lt;</text:span>" Current PassengerNumber : <text:s/>"<text:span text:style-name="T1">&lt;&lt;</text:span></text:p>
      <text:p text:style-name="P15"><text:span text:style-name="T1"><text:s text:c="8"/>vehicle.</text:span>getCurrentPassengerNumber<text:span text:style-name="T1">() &lt;&lt; </text:span>endl<text:span text:style-name="T1">;</text:span></text:p>
      <text:p text:style-name="P12"><text:s text:c="4"/>}</text:p>
      <text:p text:style-name="P12"><text:s text:c="4"/><text:span text:style-name="T51">else</text:span>{</text:p>
      <text:p text:style-name="P16"><text:span text:style-name="T1"><text:s text:c="8"/></text:span><text:span text:style-name="T53">cout</text:span><text:span text:style-name="T1"> &lt;&lt; </text:span>"FAILURE : Could not got-out"<text:span text:style-name="T1"> &lt;&lt; </text:span><text:span text:style-name="T53">endl</text:span><text:span text:style-name="T1">;</text:span></text:p>
      <text:p text:style-name="P12"><text:s text:c="4"/>}</text:p>
      <text:p text:style-name="P12"><text:s text:c="4"/></text:p>
      <text:p text:style-name="P13"><text:span text:style-name="T1">}</text:span>//end TEST_GetOut ()</text:p>
      <text:p text:style-name="P12"/>
      <text:p text:style-name="P11">/// &lt;summary&gt;</text:p>
      <text:p text:style-name="P11">/// Start Engine Test.</text:p>
      <text:p text:style-name="P11">/// &lt;/summary&gt;</text:p>
      <text:p text:style-name="P11">/// &lt;param name="vehicle"&gt;The vehicle.&lt;/param&gt;</text:p>
      <text:p text:style-name="P12"><text:span text:style-name="T51">void</text:span> TEST_StartEngine(<text:span text:style-name="T53">Vehicle</text:span>&amp; vehicle)</text:p>
      <text:p text:style-name="P12">{</text:p>
      <text:p text:style-name="P12"><text:s text:c="4"/></text:p>
      <text:p text:style-name="P13"><text:span text:style-name="T1">}</text:span>//end TEST_StartEngine()</text:p>
      <text:p text:style-name="P12"/>
      <text:p text:style-name="P11">/// &lt;summary&gt;</text:p>
      <text:p text:style-name="P11">/// Stop Engine Test.</text:p>
      <text:p text:style-name="P11">/// &lt;/summary&gt;</text:p>
      <text:p text:style-name="P11">/// &lt;param name="vehicle"&gt;The vehicle.&lt;/param&gt;</text:p>
      <text:p text:style-name="P12"><text:span text:style-name="T51">void</text:span> TEST_StopEngine(<text:span text:style-name="T53">Vehicle</text:span>&amp; vehicle)</text:p>
      <text:p text:style-name="P12">{</text:p>
      <text:p text:style-name="P12"><text:s text:c="4"/></text:p>
      <text:p text:style-name="P13"><text:span text:style-name="T1">}</text:span>//end TEST_StopEngine</text:p>
      <text:p text:style-name="P12"/>
      <text:p text:style-name="P11">/// &lt;summary&gt;</text:p>
      <text:p text:style-name="P11">/// Main function.</text:p>
      <text:p text:style-name="P11">/// &lt;/summary&gt;</text:p>
      <text:p text:style-name="P11">/// &lt;returns&gt;&lt;/returns&gt;</text:p>
      <text:p text:style-name="P12"><text:span text:style-name="T51">int</text:span> main()</text:p>
      <text:p text:style-name="P12">{</text:p>
      <text:p text:style-name="P16"><text:span text:style-name="T1"><text:s text:c="4"/></text:span><text:span text:style-name="T53">cout</text:span><text:span text:style-name="T1">&lt;&lt; </text:span>"+-----------------------+"<text:span text:style-name="T1"> &lt;&lt; </text:span><text:span text:style-name="T53">endl</text:span></text:p>
      <text:p text:style-name="P16"><text:span text:style-name="T1"><text:s text:c="4"/>&lt;&lt; </text:span>"| TEST OF FIRST VEHICLE |"<text:span text:style-name="T1"> &lt;&lt; </text:span><text:span text:style-name="T53">endl</text:span></text:p>
      <text:p text:style-name="P16"><text:span text:style-name="T1"><text:s text:c="4"/>&lt;&lt; </text:span>"+-----------------------+"<text:span text:style-name="T1"> &lt;&lt; </text:span><text:span text:style-name="T53">endl</text:span><text:span text:style-name="T1">;</text:span></text:p>
      <text:p text:style-name="P12"><text:s text:c="4"/></text:p>
      <text:p text:style-name="P12"><text:s text:c="4"/><text:span text:style-name="T53">Vehicle</text:span> vehicle1(4, 220);</text:p>
      <text:p text:style-name="P12"><text:s text:c="4"/>vehicle1.<text:span text:style-name="T53">StartEngine</text:span>();</text:p>
      <text:p text:style-name="P12"><text:s text:c="4"/><text:span text:style-name="T53">TEST_Acceleration</text:span>(vehicle1, 30);</text:p>
      <text:p text:style-name="P12"><text:s text:c="4"/><text:span text:style-name="T53">TEST_Deceleration</text:span>(vehicle1, 20);</text:p>
      <text:p text:style-name="P12"><text:s text:c="4"/><text:span text:style-name="T53">TEST_Acceleration</text:span>(vehicle1, 300);</text:p>
      <text:p text:style-name="P12"><text:s text:c="4"/><text:span text:style-name="T53">TEST_GetIn</text:span>(vehicle1, 2);</text:p>
      <text:p text:style-name="P12"><text:s text:c="4"/><text:span text:style-name="T53">TEST_GetOut</text:span>(vehicle1, 1);</text:p>
      <text:p text:style-name="P12"><text:s text:c="4"/>vehicle1.<text:span text:style-name="T53">StopEngine</text:span>();</text:p>
      <text:p text:style-name="P12"><text:s text:c="4"/></text:p>
      <text:p text:style-name="P16"><text:soft-page-break/><text:span text:style-name="T1"><text:s text:c="4"/></text:span><text:span text:style-name="T53">cout</text:span><text:span text:style-name="T1">&lt;&lt; </text:span>"+------------------------+"<text:span text:style-name="T1"> &lt;&lt; </text:span><text:span text:style-name="T53">endl</text:span></text:p>
      <text:p text:style-name="P16"><text:span text:style-name="T1"><text:s text:c="4"/>&lt;&lt; </text:span>"| TEST OF SECOND VEHICLE |"<text:span text:style-name="T1"> &lt;&lt; </text:span><text:span text:style-name="T53">endl</text:span></text:p>
      <text:p text:style-name="P16"><text:span text:style-name="T1"><text:s text:c="4"/>&lt;&lt; </text:span>"+------------------------+"<text:span text:style-name="T1"> &lt;&lt; </text:span><text:span text:style-name="T53">endl</text:span><text:span text:style-name="T1">;</text:span></text:p>
      <text:p text:style-name="P12"><text:s text:c="4"/></text:p>
      <text:p text:style-name="P12"><text:s text:c="4"/><text:span text:style-name="T53">Vehicle</text:span> vehicle2(5, 180);</text:p>
      <text:p text:style-name="P12"><text:s text:c="4"/><text:span text:style-name="T53">TEST_Acceleration</text:span>(vehicle2, 30);</text:p>
      <text:p text:style-name="P12"><text:s text:c="4"/><text:span text:style-name="T53">TEST_Deceleration</text:span>(vehicle2, 20);</text:p>
      <text:p text:style-name="P12"><text:s text:c="4"/><text:span text:style-name="T53">TEST_GetIn</text:span>(vehicle2, 2);</text:p>
      <text:p text:style-name="P12"><text:s text:c="4"/><text:span text:style-name="T53">TEST_GetOut</text:span>(vehicle2, 1);</text:p>
      <text:p text:style-name="P12"><text:s text:c="4"/></text:p>
      <text:p text:style-name="P12"><text:s text:c="4"/><text:span text:style-name="T51">return</text:span> 0;</text:p>
      <text:p text:style-name="P32"><text:span text:style-name="T7">}</text:span><text:span text:style-name="T31">//end main ()</text:span></text:p>
      <text:p text:style-name="P37"><text:span text:style-name="T31"/></text:p>
      <text:p text:style-name="P38"><text:span text:style-name="T31"/></text:p>
      <text:p text:style-name="P40"><text:span text:style-name="T61">Conclusion</text:span><text:line-break/>* <text:tab/>Classes contain <text:span text:style-name="T55">functions as well as </text:span>data members.</text:p>
      <text:p text:style-name="P40">*<text:tab/>Accessing those members <text:span text:style-name="T55">and functions</text:span> can be limited or not via access specifiers called private and public.</text:p>
      <text:p text:style-name="P40">*<text:tab/><text:span text:style-name="T56">P</text:span>rivate member<text:span text:style-name="T56">s</text:span> of an object can be accessed by using object's member function, <text:span text:style-name="T55">we call these functions as “Accessor Functions”. They are used for accessing the private member of the object but they shouldn’t change the value of private members. So, they should define as const functions.</text:span></text:p>
      <text:p text:style-name="P40">*<text:tab/><text:span text:style-name="T57">Private members of an object can also be changed by the object's member functions, we call these functions as “Mutator Functions”.</text:span></text:p>
      <text:p text:style-name="P40"><text:span text:style-name="T58">*<text:tab/>Constructor functions which is called when a new object is created. They are generally used for initializing members.</text:span></text:p>
      <text:p text:style-name="P40">*<text:tab/><text:span text:style-name="T58">Destructor function which is called when an object is removed.</text:span></text:p>
      <text:p text:style-name="P41">*<text:tab/><text:span text:style-name="T58">Building complex objects from simpler ones is called OBJECT COMPOSITION. We’ve created a function(in RandomNumberGenerator Class) that returns an object(Circle) which is defined in other Class <text:s/>(Circle Cla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ce style:name="CourierNewPSMT" svg:font-family="CourierNewPSMT"/>
    <style:font-face style:name="Menlo" svg:font-family="Menlo"/>
    <style:font-face style:name="Times" svg:font-family="Times"/>
    <style:font-face style:name="TimesNewRomanPSMT" svg:font-family="TimesNewRomanPSMT"/>
    <style:font-face style:name="Courier" svg:font-family="Courie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2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0cm" fo:page-height="30cm" style:num-format="1" style:print-orientation="landscape"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MacOSX_X86_64 LibreOffice_project/8f96e87c890bf8fa77463cd4b640a2312823f3ad</meta:generator>
    <dc:date>2016-11-25T17:49:35.055239000</dc:date>
    <meta:editing-duration>PT1H35M6S</meta:editing-duration>
    <meta:editing-cycles>52</meta:editing-cycles>
    <meta:document-statistic meta:table-count="0" meta:image-count="0" meta:object-count="0" meta:page-count="22" meta:paragraph-count="911" meta:word-count="4151" meta:character-count="36596" meta:non-whitespace-character-count="29433"/>
  </office:meta>
</office:document-meta>
</file>